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25.0729in" fo:margin-left="-0.075in" fo:margin-top="0in" fo:margin-bottom="0in" table:align="left" style:writing-mode="lr-tb"/>
    </style:style>
    <style:style style:name="Table1.A" style:family="table-column">
      <style:table-column-properties style:column-width="1.8229in"/>
    </style:style>
    <style:style style:name="Table1.B" style:family="table-column">
      <style:table-column-properties style:column-width="6.3125in"/>
    </style:style>
    <style:style style:name="Table1.C" style:family="table-column">
      <style:table-column-properties style:column-width="3.25in"/>
    </style:style>
    <style:style style:name="Table1.D" style:family="table-column">
      <style:table-column-properties style:column-width="3.4375in"/>
    </style:style>
    <style:style style:name="Table1.E" style:family="table-column">
      <style:table-column-properties style:column-width="3.3125in"/>
    </style:style>
    <style:style style:name="Table1.F" style:family="table-column">
      <style:table-column-properties style:column-width="6.9375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D2" style:family="table-cell">
      <style:table-cell-properties fo:padding-left="0.075in" fo:padding-right="0.075in" fo:padding-top="0in" fo:padding-bottom="0in" fo:border="none" style:writing-mode="lr-tb"/>
    </style:style>
    <style:style style:name="Table1.E2" style:family="table-cell">
      <style:table-cell-properties fo:padding-left="0.075in" fo:padding-right="0.075in" fo:padding-top="0in" fo:padding-bottom="0in" fo:border="none" style:writing-mode="lr-tb"/>
    </style:style>
    <style:style style:name="Table1.F2" style:family="table-cell">
      <style:table-cell-properties fo:padding-left="0.075in" fo:padding-right="0.075in" fo:padding-top="0in" fo:padding-bottom="0in" fo:border="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D3" style:family="table-cell">
      <style:table-cell-properties fo:padding-left="0.075in" fo:padding-right="0.075in" fo:padding-top="0in" fo:padding-bottom="0in" fo:border="none" style:writing-mode="lr-tb"/>
    </style:style>
    <style:style style:name="Table1.E3" style:family="table-cell">
      <style:table-cell-properties fo:padding-left="0.075in" fo:padding-right="0.075in" fo:padding-top="0in" fo:padding-bottom="0in" fo:border="none" style:writing-mode="lr-tb"/>
    </style:style>
    <style:style style:name="Table1.F3" style:family="table-cell">
      <style:table-cell-properties fo:padding-left="0.075in" fo:padding-right="0.075in" fo:padding-top="0in" fo:padding-bottom="0in" fo:border="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1.D4" style:family="table-cell">
      <style:table-cell-properties fo:padding-left="0.075in" fo:padding-right="0.075in" fo:padding-top="0in" fo:padding-bottom="0in" fo:border="none" style:writing-mode="lr-tb"/>
    </style:style>
    <style:style style:name="Table1.E4" style:family="table-cell">
      <style:table-cell-properties fo:padding-left="0.075in" fo:padding-right="0.075in" fo:padding-top="0in" fo:padding-bottom="0in" fo:border="none" style:writing-mode="lr-tb"/>
    </style:style>
    <style:style style:name="Table1.F4" style:family="table-cell">
      <style:table-cell-properties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C5" style:family="table-cell">
      <style:table-cell-properties fo:padding-left="0.075in" fo:padding-right="0.075in" fo:padding-top="0in" fo:padding-bottom="0in" fo:border="none" style:writing-mode="lr-tb"/>
    </style:style>
    <style:style style:name="Table1.D5" style:family="table-cell">
      <style:table-cell-properties fo:padding-left="0.075in" fo:padding-right="0.075in" fo:padding-top="0in" fo:padding-bottom="0in" fo:border="none" style:writing-mode="lr-tb"/>
    </style:style>
    <style:style style:name="Table1.E5" style:family="table-cell">
      <style:table-cell-properties fo:padding-left="0.075in" fo:padding-right="0.075in" fo:padding-top="0in" fo:padding-bottom="0in" fo:border="none" style:writing-mode="lr-tb"/>
    </style:style>
    <style:style style:name="Table1.F5" style:family="table-cell">
      <style:table-cell-properties fo:padding-left="0.075in" fo:padding-right="0.075in" fo:padding-top="0in" fo:padding-bottom="0in" fo:border="none" style:writing-mode="lr-tb"/>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C6" style:family="table-cell">
      <style:table-cell-properties fo:padding-left="0.075in" fo:padding-right="0.075in" fo:padding-top="0in" fo:padding-bottom="0in" fo:border="none" style:writing-mode="lr-tb"/>
    </style:style>
    <style:style style:name="Table1.D6" style:family="table-cell">
      <style:table-cell-properties fo:padding-left="0.075in" fo:padding-right="0.075in" fo:padding-top="0in" fo:padding-bottom="0in" fo:border="none" style:writing-mode="lr-tb"/>
    </style:style>
    <style:style style:name="Table1.E6" style:family="table-cell">
      <style:table-cell-properties fo:padding-left="0.075in" fo:padding-right="0.075in" fo:padding-top="0in" fo:padding-bottom="0in" fo:border="none" style:writing-mode="lr-tb"/>
    </style:style>
    <style:style style:name="Table1.F6" style:family="table-cell">
      <style:table-cell-properties fo:padding-left="0.075in" fo:padding-right="0.075in" fo:padding-top="0in" fo:padding-bottom="0in" fo:border="none" style:writing-mode="lr-tb"/>
    </style:style>
    <style:style style:name="Table2" style:family="table">
      <style:table-properties style:width="25.0729in" fo:margin-left="-0.075in" fo:margin-top="0in" fo:margin-bottom="0in" table:align="left" style:writing-mode="lr-tb"/>
    </style:style>
    <style:style style:name="Table2.A" style:family="table-column">
      <style:table-column-properties style:column-width="1.8229in"/>
    </style:style>
    <style:style style:name="Table2.B" style:family="table-column">
      <style:table-column-properties style:column-width="6.3125in"/>
    </style:style>
    <style:style style:name="Table2.C" style:family="table-column">
      <style:table-column-properties style:column-width="6.25in"/>
    </style:style>
    <style:style style:name="Table2.D" style:family="table-column">
      <style:table-column-properties style:column-width="3.75in"/>
    </style:style>
    <style:style style:name="Table2.E" style:family="table-column">
      <style:table-column-properties style:column-width="6.9375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A2" style:family="table-cell">
      <style:table-cell-properties fo:padding-left="0.075in" fo:padding-right="0.075in" fo:padding-top="0in" fo:padding-bottom="0in" fo:border="none" style:writing-mode="lr-tb"/>
    </style:style>
    <style:style style:name="Table2.B2" style:family="table-cell">
      <style:table-cell-properties fo:padding-left="0.075in" fo:padding-right="0.075in" fo:padding-top="0in" fo:padding-bottom="0in" fo:border="none" style:writing-mode="lr-tb"/>
    </style:style>
    <style:style style:name="Table2.C2" style:family="table-cell">
      <style:table-cell-properties fo:padding-left="0.075in" fo:padding-right="0.075in" fo:padding-top="0in" fo:padding-bottom="0in" fo:border="none" style:writing-mode="lr-tb"/>
    </style:style>
    <style:style style:name="Table2.D2" style:family="table-cell">
      <style:table-cell-properties fo:padding-left="0.075in" fo:padding-right="0.075in" fo:padding-top="0in" fo:padding-bottom="0in" fo:border="none" style:writing-mode="lr-tb"/>
    </style:style>
    <style:style style:name="Table2.E2" style:family="table-cell">
      <style:table-cell-properties fo:padding-left="0.075in" fo:padding-right="0.075in" fo:padding-top="0in" fo:padding-bottom="0in" fo:border="none" style:writing-mode="lr-tb"/>
    </style:style>
    <style:style style:name="Table2.A3" style:family="table-cell">
      <style:table-cell-properties fo:padding-left="0.075in" fo:padding-right="0.075in" fo:padding-top="0in" fo:padding-bottom="0in" fo:border="none" style:writing-mode="lr-tb"/>
    </style:style>
    <style:style style:name="Table2.B3" style:family="table-cell">
      <style:table-cell-properties fo:padding-left="0.075in" fo:padding-right="0.075in" fo:padding-top="0in" fo:padding-bottom="0in" fo:border="none" style:writing-mode="lr-tb"/>
    </style:style>
    <style:style style:name="Table2.C3" style:family="table-cell">
      <style:table-cell-properties fo:padding-left="0.075in" fo:padding-right="0.075in" fo:padding-top="0in" fo:padding-bottom="0in" fo:border="none" style:writing-mode="lr-tb"/>
    </style:style>
    <style:style style:name="Table2.D3" style:family="table-cell">
      <style:table-cell-properties fo:padding-left="0.075in" fo:padding-right="0.075in" fo:padding-top="0in" fo:padding-bottom="0in" fo:border="none" style:writing-mode="lr-tb"/>
    </style:style>
    <style:style style:name="Table2.E3" style:family="table-cell">
      <style:table-cell-properties fo:padding-left="0.075in" fo:padding-right="0.075in" fo:padding-top="0in" fo:padding-bottom="0in" fo:border="none" style:writing-mode="lr-tb"/>
    </style:style>
    <style:style style:name="Table2.A4" style:family="table-cell">
      <style:table-cell-properties fo:padding-left="0.075in" fo:padding-right="0.075in" fo:padding-top="0in" fo:padding-bottom="0in" fo:border="none" style:writing-mode="lr-tb"/>
    </style:style>
    <style:style style:name="Table2.B4" style:family="table-cell">
      <style:table-cell-properties fo:padding-left="0.075in" fo:padding-right="0.075in" fo:padding-top="0in" fo:padding-bottom="0in" fo:border="none" style:writing-mode="lr-tb"/>
    </style:style>
    <style:style style:name="Table2.C4" style:family="table-cell">
      <style:table-cell-properties fo:padding-left="0.075in" fo:padding-right="0.075in" fo:padding-top="0in" fo:padding-bottom="0in" fo:border="none" style:writing-mode="lr-tb"/>
    </style:style>
    <style:style style:name="Table2.D4" style:family="table-cell">
      <style:table-cell-properties fo:padding-left="0.075in" fo:padding-right="0.075in" fo:padding-top="0in" fo:padding-bottom="0in" fo:border="none" style:writing-mode="lr-tb"/>
    </style:style>
    <style:style style:name="Table2.E4" style:family="table-cell">
      <style:table-cell-properties fo:padding-left="0.075in" fo:padding-right="0.075in" fo:padding-top="0in" fo:padding-bottom="0in" fo:border="none" style:writing-mode="lr-tb"/>
    </style:style>
    <style:style style:name="Table2.A5" style:family="table-cell">
      <style:table-cell-properties fo:padding-left="0.075in" fo:padding-right="0.075in" fo:padding-top="0in" fo:padding-bottom="0in" fo:border="none" style:writing-mode="lr-tb"/>
    </style:style>
    <style:style style:name="Table2.B5" style:family="table-cell">
      <style:table-cell-properties fo:padding-left="0.075in" fo:padding-right="0.075in" fo:padding-top="0in" fo:padding-bottom="0in" fo:border="none" style:writing-mode="lr-tb"/>
    </style:style>
    <style:style style:name="Table2.C5" style:family="table-cell">
      <style:table-cell-properties fo:padding-left="0.075in" fo:padding-right="0.075in" fo:padding-top="0in" fo:padding-bottom="0in" fo:border="none" style:writing-mode="lr-tb"/>
    </style:style>
    <style:style style:name="Table2.D5" style:family="table-cell">
      <style:table-cell-properties fo:padding-left="0.075in" fo:padding-right="0.075in" fo:padding-top="0in" fo:padding-bottom="0in" fo:border="none" style:writing-mode="lr-tb"/>
    </style:style>
    <style:style style:name="Table2.E5" style:family="table-cell">
      <style:table-cell-properties fo:padding-left="0.075in" fo:padding-right="0.075in" fo:padding-top="0in" fo:padding-bottom="0in" fo:border="none" style:writing-mode="lr-tb"/>
    </style:style>
    <style:style style:name="Table2.A6" style:family="table-cell">
      <style:table-cell-properties fo:padding-left="0.075in" fo:padding-right="0.075in" fo:padding-top="0in" fo:padding-bottom="0in" fo:border="none" style:writing-mode="lr-tb"/>
    </style:style>
    <style:style style:name="Table2.B6" style:family="table-cell">
      <style:table-cell-properties fo:padding-left="0.075in" fo:padding-right="0.075in" fo:padding-top="0in" fo:padding-bottom="0in" fo:border="none" style:writing-mode="lr-tb"/>
    </style:style>
    <style:style style:name="Table2.C6" style:family="table-cell">
      <style:table-cell-properties fo:padding-left="0.075in" fo:padding-right="0.075in" fo:padding-top="0in" fo:padding-bottom="0in" fo:border="none" style:writing-mode="lr-tb"/>
    </style:style>
    <style:style style:name="Table2.D6" style:family="table-cell">
      <style:table-cell-properties fo:padding-left="0.075in" fo:padding-right="0.075in" fo:padding-top="0in" fo:padding-bottom="0in" fo:border="none" style:writing-mode="lr-tb"/>
    </style:style>
    <style:style style:name="Table2.E6" style:family="table-cell">
      <style:table-cell-properties fo:padding-left="0.075in" fo:padding-right="0.075in" fo:padding-top="0in" fo:padding-bottom="0in" fo:border="none" style:writing-mode="lr-tb"/>
    </style:style>
    <style:style style:name="Table3" style:family="table">
      <style:table-properties style:width="25.0729in" fo:margin-left="-0.075in" fo:margin-top="0in" fo:margin-bottom="0in" table:align="left" style:writing-mode="lr-tb"/>
    </style:style>
    <style:style style:name="Table3.A" style:family="table-column">
      <style:table-column-properties style:column-width="1.8229in"/>
    </style:style>
    <style:style style:name="Table3.B" style:family="table-column">
      <style:table-column-properties style:column-width="6.3125in"/>
    </style:style>
    <style:style style:name="Table3.C" style:family="table-column">
      <style:table-column-properties style:column-width="6.25in"/>
    </style:style>
    <style:style style:name="Table3.D" style:family="table-column">
      <style:table-column-properties style:column-width="3.75in"/>
    </style:style>
    <style:style style:name="Table3.E" style:family="table-column">
      <style:table-column-properties style:column-width="6.9375in"/>
    </style:style>
    <style:style style:name="Table3.1" style:family="table-row">
      <style:table-row-properties fo:keep-together="auto"/>
    </style:style>
    <style:style style:name="Table3.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3.A2" style:family="table-cell">
      <style:table-cell-properties fo:padding-left="0.075in" fo:padding-right="0.075in" fo:padding-top="0in" fo:padding-bottom="0in" fo:border="none" style:writing-mode="lr-tb"/>
    </style:style>
    <style:style style:name="Table3.B2" style:family="table-cell">
      <style:table-cell-properties fo:padding-left="0.075in" fo:padding-right="0.075in" fo:padding-top="0in" fo:padding-bottom="0in" fo:border="none" style:writing-mode="lr-tb"/>
    </style:style>
    <style:style style:name="Table3.C2" style:family="table-cell">
      <style:table-cell-properties fo:padding-left="0.075in" fo:padding-right="0.075in" fo:padding-top="0in" fo:padding-bottom="0in" fo:border="none" style:writing-mode="lr-tb"/>
    </style:style>
    <style:style style:name="Table3.D2" style:family="table-cell">
      <style:table-cell-properties fo:padding-left="0.075in" fo:padding-right="0.075in" fo:padding-top="0in" fo:padding-bottom="0in" fo:border="none" style:writing-mode="lr-tb"/>
    </style:style>
    <style:style style:name="Table3.E2" style:family="table-cell">
      <style:table-cell-properties fo:padding-left="0.075in" fo:padding-right="0.075in" fo:padding-top="0in" fo:padding-bottom="0in" fo:border="none" style:writing-mode="lr-tb"/>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A4" style:family="table-cell">
      <style:table-cell-properties fo:padding-left="0.075in" fo:padding-right="0.075in" fo:padding-top="0in" fo:padding-bottom="0in" fo:border="none" style:writing-mode="lr-tb"/>
    </style:style>
    <style:style style:name="Table3.B4" style:family="table-cell">
      <style:table-cell-properties fo:padding-left="0.075in" fo:padding-right="0.075in" fo:padding-top="0in" fo:padding-bottom="0in" fo:border="none" style:writing-mode="lr-tb"/>
    </style:style>
    <style:style style:name="Table3.C4" style:family="table-cell">
      <style:table-cell-properties fo:padding-left="0.075in" fo:padding-right="0.075in" fo:padding-top="0in" fo:padding-bottom="0in" fo:border="none" style:writing-mode="lr-tb"/>
    </style:style>
    <style:style style:name="Table3.D4" style:family="table-cell">
      <style:table-cell-properties fo:padding-left="0.075in" fo:padding-right="0.075in" fo:padding-top="0in" fo:padding-bottom="0in" fo:border="none" style:writing-mode="lr-tb"/>
    </style:style>
    <style:style style:name="Table3.E4"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A6" style:family="table-cell">
      <style:table-cell-properties fo:padding-left="0.075in" fo:padding-right="0.075in" fo:padding-top="0in" fo:padding-bottom="0in" fo:border="none" style:writing-mode="lr-tb"/>
    </style:style>
    <style:style style:name="Table3.B6" style:family="table-cell">
      <style:table-cell-properties fo:padding-left="0.075in" fo:padding-right="0.075in" fo:padding-top="0in" fo:padding-bottom="0in" fo:border="none" style:writing-mode="lr-tb"/>
    </style:style>
    <style:style style:name="Table3.C6" style:family="table-cell">
      <style:table-cell-properties fo:padding-left="0.075in" fo:padding-right="0.075in" fo:padding-top="0in" fo:padding-bottom="0in" fo:border="none" style:writing-mode="lr-tb"/>
    </style:style>
    <style:style style:name="Table3.D6" style:family="table-cell">
      <style:table-cell-properties fo:padding-left="0.075in" fo:padding-right="0.075in" fo:padding-top="0in" fo:padding-bottom="0in" fo:border="none" style:writing-mode="lr-tb"/>
    </style:style>
    <style:style style:name="Table3.E6" style:family="table-cell">
      <style:table-cell-properties fo:padding-left="0.075in" fo:padding-right="0.075in" fo:padding-top="0in" fo:padding-bottom="0in" fo:border="none" style:writing-mode="lr-tb"/>
    </style:style>
    <style:style style:name="P1" style:family="paragraph" style:parent-style-name="Compact">
      <style:paragraph-properties fo:text-align="start" style:justify-single-word="false" fo:orphans="2" fo:widows="2"/>
      <style:text-properties style:font-name="Aptos" fo:font-size="12pt" fo:language="en" fo:country="US" style:letter-kerning="false" style:font-name-asian="Aptos1" style:font-size-asian="12pt" style:language-asian="en" style:country-asian="US" style:font-name-complex="F" style:font-size-complex="12pt" style:language-complex="ar" style:country-complex="SA"/>
    </style:style>
    <style:style style:name="P2" style:family="paragraph">
      <loext:graphic-properties draw:fill="solid" draw:fill-color="#ffffff"/>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header"/>Sports Card Data Sources Matrix</text:h>
      <text:h text:style-name="Heading_20_2" text:outline-level="2">Grading Company Data APIs &amp; Reports</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1"><text:span text:style-name="T1">Provider</text:span></text:p>
            </table:table-cell>
            <table:table-cell table:style-name="Table1.A1" office:value-type="string">
              <text:p text:style-name="P1"><text:span text:style-name="T1">Data Available</text:span></text:p>
            </table:table-cell>
            <table:table-cell table:style-name="Table1.A1" office:value-type="string">
              <text:p text:style-name="P1"><text:span text:style-name="T1">API / Format</text:span></text:p>
            </table:table-cell>
            <table:table-cell table:style-name="Table1.A1" office:value-type="string">
              <text:p text:style-name="P1"><text:span text:style-name="T1">Coverage</text:span></text:p>
            </table:table-cell>
            <table:table-cell table:style-name="Table1.A1" office:value-type="string">
              <text:p text:style-name="P1"><text:span text:style-name="T1">Access &amp; Limits</text:span></text:p>
            </table:table-cell>
            <table:table-cell table:style-name="Table1.A1" office:value-type="string">
              <text:p text:style-name="P1"><text:span text:style-name="T1">Contact / Notes</text:span></text:p>
            </table:table-cell>
          </table:table-row>
        </table:table-header-rows>
        <table:table-row table:style-name="Table1.1">
          <table:table-cell table:style-name="Table1.A2" office:value-type="string">
            <text:p text:style-name="P1"><text:span text:style-name="T1">PSA (Professional Sports Authenticator)</text:span></text:p>
          </table:table-cell>
          <table:table-cell table:style-name="Table1.B2" office:value-type="string">
            <text:p text:style-name="P1"><text:span text:style-name="T1">Cert Verification API:</text:span> Returns PSA card details by cert number (grade, card info, etc.)<text:a xlink:type="simple" xlink:href="https://www.psacard.com/publicapi/documentation#:~:text=" text:style-name="Internet_20_link" text:visited-style-name="Visited_20_Internet_20_Link"><text:span text:style-name="Internet_20_link">[1]</text:span></text:a>. May include population for that card/grade. <text:span text:style-name="T1">Population Report:</text:span> Web interface lists total graded counts by card and grade<text:a xlink:type="simple" xlink:href="https://www.psacard.com/pop#:~:text=" text:style-name="Internet_20_link" text:visited-style-name="Visited_20_Internet_20_Link"><text:span text:style-name="Internet_20_link">[2]</text:span></text:a> (updated daily)<text:a xlink:type="simple" xlink:href="https://www.psacard.com/pop#:~:text=" text:style-name="Internet_20_link" text:visited-style-name="Visited_20_Internet_20_Link"><text:span text:style-name="Internet_20_link">[3]</text:span></text:a>. <text:span text:style-name="T1">Auction Prices Realized:</text:span> Web price guide for past auction sales<text:a xlink:type="simple" xlink:href="https://www.psacard.com/pop#:~:text=,Card%20Ladder" text:style-name="Internet_20_link" text:visited-style-name="Visited_20_Internet_20_Link"><text:span text:style-name="Internet_20_link">[4]</text:span></text:a>.</text:p>
          </table:table-cell>
          <table:table-cell table:style-name="Table1.C2" office:value-type="string">
            <text:p text:style-name="P1"><text:span text:style-name="T1">REST API</text:span> (OAuth2) for cert lookup. JSON or XML output<text:a xlink:type="simple" xlink:href="https://www.psacard.com/publicapi#:~:text=Display%20Certification%20Details%20in%20Your,Application" text:style-name="Internet_20_link" text:visited-style-name="Visited_20_Internet_20_Link"><text:span text:style-name="Internet_20_link">[5]</text:span></text:a>. Pop report and auction archives via website (no public bulk API).</text:p>
          </table:table-cell>
          <table:table-cell table:style-name="Table1.D2" office:value-type="string">
            <text:p text:style-name="P1"><text:span text:style-name="T1">PSA-graded sports cards</text:span> (also tickets, packs, etc.) – Pop report covers all PSA items<text:a xlink:type="simple" xlink:href="https://www.psacard.com/pop#:~:text=PSA%20Population%20Report" text:style-name="Internet_20_link" text:visited-style-name="Visited_20_Internet_20_Link"><text:span text:style-name="Internet_20_link">[6]</text:span></text:a>. Auction prices cover many major marketplaces.</text:p>
          </table:table-cell>
          <table:table-cell table:style-name="Table1.E2" office:value-type="string">
            <text:p text:style-name="P1"><text:span text:style-name="T1">API Limits:</text:span> 100 calls/day free<text:a xlink:type="simple" xlink:href="https://www.psacard.com/publicapi/documentation#:~:text=available%20methods%20and%20test%20results,com" text:style-name="Internet_20_link" text:visited-style-name="Visited_20_Internet_20_Link"><text:span text:style-name="Internet_20_link">[7]</text:span></text:a>. Higher tiers available via paid plans (contact PSA)<text:a xlink:type="simple" xlink:href="https://www.psacard.com/publicapi/documentation#:~:text=available%20methods%20and%20test%20results,com" text:style-name="Internet_20_link" text:visited-style-name="Visited_20_Internet_20_Link"><text:span text:style-name="Internet_20_link">[7]</text:span></text:a>. Pop report browse is free (login may be required for some features).</text:p>
          </table:table-cell>
          <table:table-cell table:style-name="Table1.F2" office:value-type="string">
            <text:p text:style-name="P1"><text:span text:style-name="T1">Contact:</text:span> [email protected] for API licensing<text:a xlink:type="simple" xlink:href="https://www.psacard.com/publicapi/documentation#:~:text=available%20methods%20and%20test%20results,com" text:style-name="Internet_20_link" text:visited-style-name="Visited_20_Internet_20_Link"><text:span text:style-name="Internet_20_link">[7]</text:span></text:a>. <text:span text:style-name="T1">Notes:</text:span> PSA API requires a PSA account and API token<text:a xlink:type="simple" xlink:href="https://www.psacard.com/publicapi/documentation#:~:text=We%20use%20your%20PSA%20login,calls%20to%20our%20REST%20API" text:style-name="Internet_20_link" text:visited-style-name="Visited_20_Internet_20_Link"><text:span text:style-name="Internet_20_link">[8]</text:span></text:a>. No direct bulk download; enterprise data access by arrangement. Pop report is official record of PSA gradings (updated daily)<text:a xlink:type="simple" xlink:href="https://www.psacard.com/pop#:~:text=" text:style-name="Internet_20_link" text:visited-style-name="Visited_20_Internet_20_Link"><text:span text:style-name="Internet_20_link">[3]</text:span></text:a>. Auction Prices realized is a free PSA resource (no API) for market values.</text:p>
          </table:table-cell>
        </table:table-row>
        <table:table-row table:style-name="Table1.1">
          <table:table-cell table:style-name="Table1.A3" office:value-type="string">
            <text:p text:style-name="P1"><text:span text:style-name="T1">BGS (Beckett Grading Services)</text:span></text:p>
          </table:table-cell>
          <table:table-cell table:style-name="Table1.B3" office:value-type="string">
            <text:p text:style-name="P1"><text:span text:style-name="T1">Population Report:</text:span> Online lookup of all BGS graded cards by card/set, with counts per grade<text:a xlink:type="simple" xlink:href="https://www.blowoutforums.com/showthread.php?t=1345701#:~:text=Where%20to%20find%20BGS%20pop,to%20open%20up%20an%20account" text:style-name="Internet_20_link" text:visited-style-name="Visited_20_Internet_20_Link"><text:span text:style-name="Internet_20_link">[9]</text:span></text:a>. Also “Cert Verification” by serial number for individual cards<text:a xlink:type="simple" xlink:href="https://www.reddit.com/r/CardMarket/comments/1j5iz7z/cardmarket_grading_population_check/#:~:text=Cardmarket%20Grading%20%2F%20Population%20Check,lookup" text:style-name="Internet_20_link" text:visited-style-name="Visited_20_Internet_20_Link"><text:span text:style-name="Internet_20_link">[10]</text:span></text:a>. No known public pricing data API (Beckett’s price guide is a separate subscription service).</text:p>
          </table:table-cell>
          <table:table-cell table:style-name="Table1.C3" office:value-type="string">
            <text:p text:style-name="P1"><text:span text:style-name="T1">Website Interface only.</text:span> Pop report available to logged-in users (no charge)<text:a xlink:type="simple" xlink:href="https://www.blowoutforums.com/showthread.php?t=1345701#:~:text=Where%20to%20find%20BGS%20pop,to%20open%20up%20an%20account" text:style-name="Internet_20_link" text:visited-style-name="Visited_20_Internet_20_Link"><text:span text:style-name="Internet_20_link">[9]</text:span></text:a>. No public API for grading or price guide data.</text:p>
          </table:table-cell>
          <table:table-cell table:style-name="Table1.D3" office:value-type="string">
            <text:p text:style-name="P1"><text:span text:style-name="T1">BGS-graded cards</text:span> (sports and non-sports). Pop report shows total graded and breakdown by grade<text:a xlink:type="simple" xlink:href="https://blacklabelgrading.com/bgs-pop-reports/#:~:text=BECKETT%20POPULATION%20REPORTS%20%E2%80%93%20WHAT,is%20then%20split%20by%20grade" text:style-name="Internet_20_link" text:visited-style-name="Visited_20_Internet_20_Link"><text:span text:style-name="Internet_20_link">[11]</text:span></text:a>.</text:p>
          </table:table-cell>
          <table:table-cell table:style-name="Table1.E3" office:value-type="string">
            <text:p text:style-name="P1"><text:span text:style-name="T1">Access:</text:span> Free account required to view pop report<text:a xlink:type="simple" xlink:href="https://www.blowoutforums.com/showthread.php?t=1345701#:~:text=Where%20to%20find%20BGS%20pop,to%20open%20up%20an%20account" text:style-name="Internet_20_link" text:visited-style-name="Visited_20_Internet_20_Link"><text:span text:style-name="Internet_20_link">[9]</text:span></text:a>. No bulk download – manual search only.</text:p>
          </table:table-cell>
          <table:table-cell table:style-name="Table1.F3" office:value-type="string">
            <text:p text:style-name="P1"><text:span text:style-name="T1">Contact:</text:span> Beckett support via <text:span text:style-name="T1">[email protected]</text:span> or web form<text:a xlink:type="simple" xlink:href="https://www.beckett.com/grading/submit#:~:text=Beckett%20Grading%20If%20you%20have,9188" text:style-name="Internet_20_link" text:visited-style-name="Visited_20_Internet_20_Link"><text:span text:style-name="Internet_20_link">[12]</text:span></text:a>. <text:span text:style-name="T1">Notes:</text:span> Beckett’s pop data is behind login and not provided as an API. For pricing or checklist data, Beckett offers an online price guide (no API; data licensing via Beckett possible through contracts<text:a xlink:type="simple" xlink:href="https://www.cardboardconnection.com/law-cards-beckett-comc-break-ends-lawsuit#:~:text=Law%20of%20Cards%3A%20Beckett%20and,Beckett%27s%20checklist%20and%20pricing%20data" text:style-name="Internet_20_link" text:visited-style-name="Visited_20_Internet_20_Link"><text:span text:style-name="Internet_20_link">[13]</text:span></text:a>).</text:p>
          </table:table-cell>
        </table:table-row>
        <table:table-row table:style-name="Table1.1">
          <table:table-cell table:style-name="Table1.A4" office:value-type="string">
            <text:p text:style-name="P1"><text:span text:style-name="T1">SGC (Sportscard Guaranty)</text:span></text:p>
          </table:table-cell>
          <table:table-cell table:style-name="Table1.B4" office:value-type="string">
            <text:p text:style-name="P1"><text:span text:style-name="T1">Population Report:</text:span> Web-based pop report with ~25+ years of grading data<text:a xlink:type="simple" xlink:href="https://www.gosgc.com/pop-report#:~:text=With%20over%2025%20years%20of,on%20the%20Pop%20Report" text:style-name="Internet_20_link" text:visited-style-name="Visited_20_Internet_20_Link"><text:span text:style-name="Internet_20_link">[14]</text:span></text:a>. Search by set or card to see total graded and counts by grade. <text:span text:style-name="T1">Cert Verification:</text:span> available via SGC app/website by entering cert code<text:a xlink:type="simple" xlink:href="https://www.facebook.com/groups/sportscardsnonsense/posts/1509661753351821/#:~:text=How%20do%20you%20see%20SGC,cert%20number%20in%20the%20space" text:style-name="Internet_20_link" text:visited-style-name="Visited_20_Internet_20_Link"><text:span text:style-name="Internet_20_link">[15]</text:span></text:a>. No public pricing API.</text:p>
          </table:table-cell>
          <table:table-cell table:style-name="Table1.C4" office:value-type="string">
            <text:p text:style-name="P1"><text:span text:style-name="T1">Website Interface.</text:span> Pop report lookup on SGC site (no API). No bulk files publicly.</text:p>
          </table:table-cell>
          <table:table-cell table:style-name="Table1.D4" office:value-type="string">
            <text:p text:style-name="P1"><text:span text:style-name="T1">SGC-graded cards</text:span> (all sports, some TCG). Pop report spans all SGC submissions since inception<text:a xlink:type="simple" xlink:href="https://www.gosgc.com/pop-report#:~:text=With%20over%2025%20years%20of,on%20the%20Pop%20Report" text:style-name="Internet_20_link" text:visited-style-name="Visited_20_Internet_20_Link"><text:span text:style-name="Internet_20_link">[14]</text:span></text:a>.</text:p>
          </table:table-cell>
          <table:table-cell table:style-name="Table1.E4" office:value-type="string">
            <text:p text:style-name="P1"><text:span text:style-name="T1">Access:</text:span> Pop report is public on SGC site. No login needed for basic search (via pop report page)<text:a xlink:type="simple" xlink:href="https://www.gosgc.com/pop-report#:~:text=With%20over%2025%20years%20of,on%20the%20Pop%20Report" text:style-name="Internet_20_link" text:visited-style-name="Visited_20_Internet_20_Link"><text:span text:style-name="Internet_20_link">[14]</text:span></text:a>. No official API or downloadable data.</text:p>
          </table:table-cell>
          <table:table-cell table:style-name="Table1.F4" office:value-type="string">
            <text:p text:style-name="P1"><text:span text:style-name="T1">Contact:</text:span> support@gosgc.com for inquiries<text:a xlink:type="simple" xlink:href="https://www.gosgc.com/terms#:~:text=Terms%20%26%20Conditions%20,CONTACT%20US" text:style-name="Internet_20_link" text:visited-style-name="Visited_20_Internet_20_Link"><text:span text:style-name="Internet_20_link">[16]</text:span></text:a>. <text:span text:style-name="T1">Notes:</text:span> SGC pop report is comprehensive but may have inconsistencies from older records<text:a xlink:type="simple" xlink:href="https://www.gosgc.com/pop-report#:~:text=With%20over%2025%20years%20of,on%20the%20Pop%20Report" text:style-name="Internet_20_link" text:visited-style-name="Visited_20_Internet_20_Link"><text:span text:style-name="Internet_20_link">[14]</text:span></text:a>. No API; for bulk data or commercial use, contact SGC support.</text:p>
          </table:table-cell>
        </table:table-row>
        <table:table-row table:style-name="Table1.1">
          <table:table-cell table:style-name="Table1.A5" office:value-type="string">
            <text:p text:style-name="P1"><text:span text:style-name="T1">CGC Cards / CSG (Certified Guaranty Company &amp; Certified Sports Guaranty)</text:span></text:p>
          </table:table-cell>
          <table:table-cell table:style-name="Table1.B5" office:value-type="string">
            <text:p text:style-name="P1"><text:span text:style-name="T1">Population Report:</text:span> Combined “CGC Cards” pop report for all trading cards graded, including sports (previously under CSG)<text:a xlink:type="simple" xlink:href="https://www.cgccards.com/about/help-center-faqs/about-cgc-cards/cgc-cards-merger/#:~:text=,CGC%20Trading%20Cards%20or%20CSG" text:style-name="Internet_20_link" text:visited-style-name="Visited_20_Internet_20_Link"><text:span text:style-name="Internet_20_link">[17]</text:span></text:a><text:a xlink:type="simple" xlink:href="https://www.cgccards.com/population-report/sports/#:~:text=The%20CGC%20Cards%20Population%20Report,that%20CGC%20Cards%20has%20graded" text:style-name="Internet_20_link" text:visited-style-name="Visited_20_Internet_20_Link"><text:span text:style-name="Internet_20_link">[18]</text:span></text:a>. Shows total graded counts for each card (sports, TCG, non-sport) and by grade. <text:span text:style-name="T1">Cert Verification:</text:span> available on CGC site for any CGC/CSG cert number<text:a xlink:type="simple" xlink:href="https://www.cgccards.com/about/help-center-faqs/about-cgc-cards/cgc-cards-merger/#:~:text=,CGC%20Trading%20Cards%20or%20CSG" text:style-name="Internet_20_link" text:visited-style-name="Visited_20_Internet_20_Link"><text:span text:style-name="Internet_20_link">[17]</text:span></text:a>. No public API for data.</text:p>
          </table:table-cell>
          <table:table-cell table:style-name="Table1.C5" office:value-type="string">
            <text:p text:style-name="P1"><text:span text:style-name="T1">Website Interface.</text:span> Pop report on CGC Cards site (separate views for sports vs TCG)<text:a xlink:type="simple" xlink:href="https://www.cgccards.com/population-report/sports/#:~:text=The%20CGC%20Cards%20Population%20Report,that%20CGC%20Cards%20has%20graded" text:style-name="Internet_20_link" text:visited-style-name="Visited_20_Internet_20_Link"><text:span text:style-name="Internet_20_link">[18]</text:span></text:a>. No public API.</text:p>
          </table:table-cell>
          <table:table-cell table:style-name="Table1.D5" office:value-type="string">
            <text:p text:style-name="P1"><text:span text:style-name="T1">All cards graded by CGC</text:span> (sports cards grading was CSG, now merged)<text:a xlink:type="simple" xlink:href="https://www.cgccards.com/about/help-center-faqs/about-cgc-cards/cgc-cards-merger/#:~:text=,CGC%20Trading%20Cards%20or%20CSG" text:style-name="Internet_20_link" text:visited-style-name="Visited_20_Internet_20_Link"><text:span text:style-name="Internet_20_link">[17]</text:span></text:a><text:a xlink:type="simple" xlink:href="https://www.cgccards.com/about/help-center-faqs/about-cgc-cards/cgc-cards-merger/#:~:text=CSG%2C%20and%20they%20continue%20to,appear%20as%20Gem%20Mint%2010" text:style-name="Internet_20_link" text:visited-style-name="Visited_20_Internet_20_Link"><text:span text:style-name="Internet_20_link">[19]</text:span></text:a>. Pop report covers CGC Trading Cards and former CSG population (searchable in one tool)<text:a xlink:type="simple" xlink:href="https://www.cgccards.com/about/help-center-faqs/about-cgc-cards/cgc-cards-merger/#:~:text=,CGC%20Trading%20Cards%20or%20CSG" text:style-name="Internet_20_link" text:visited-style-name="Visited_20_Internet_20_Link"><text:span text:style-name="Internet_20_link">[17]</text:span></text:a>.</text:p>
          </table:table-cell>
          <table:table-cell table:style-name="Table1.E5" office:value-type="string">
            <text:p text:style-name="P1"><text:span text:style-name="T1">Access:</text:span> Free on CGC site. No API or bulk download. Data updated regularly (last updated timestamp shown on page).</text:p>
          </table:table-cell>
          <table:table-cell table:style-name="Table1.F5" office:value-type="string">
            <text:p text:style-name="P1"><text:span text:style-name="T1">Contact:</text:span> [email protected] or support form<text:a xlink:type="simple" xlink:href="https://www.cgccards.com/contact/#:~:text=Call%2C%20text%20or%20WhatsApp%20,email%20protected" text:style-name="Internet_20_link" text:visited-style-name="Visited_20_Internet_20_Link"><text:span text:style-name="Internet_20_link">[20]</text:span></text:a><text:a xlink:type="simple" xlink:href="https://www.cgccards.com/contact/#:~:text=" text:style-name="Internet_20_link" text:visited-style-name="Visited_20_Internet_20_Link"><text:span text:style-name="Internet_20_link">[21]</text:span></text:a>. <text:span text:style-name="T1">Notes:</text:span> CGC merged CSG into its brand in 2023<text:a xlink:type="simple" xlink:href="https://www.sportscollectorsdaily.com/csg-cgc-merge-one-grading-company/#:~:text=CSG%2C%20CGC%20to%20Combine%20Into,July" text:style-name="Internet_20_link" text:visited-style-name="Visited_20_Internet_20_Link"><text:span text:style-name="Internet_20_link">[22]</text:span></text:a>. The unified pop report provides counts for CGC/CSG-graded items across all categories<text:a xlink:type="simple" xlink:href="https://www.cgccards.com/about/help-center-faqs/about-cgc-cards/cgc-cards-merger/#:~:text=,CGC%20Trading%20Cards%20or%20CSG" text:style-name="Internet_20_link" text:visited-style-name="Visited_20_Internet_20_Link"><text:span text:style-name="Internet_20_link">[17]</text:span></text:a>. No open API; enterprise data requests handled case-by-case.</text:p>
          </table:table-cell>
        </table:table-row>
        <table:table-row table:style-name="Table1.1">
          <table:table-cell table:style-name="Table1.A6" office:value-type="string">
            <text:p text:style-name="P1"><text:span text:style-name="T1">HGA (Hybrid Grading Approach)</text:span></text:p>
          </table:table-cell>
          <table:table-cell table:style-name="Table1.B6" office:value-type="string">
            <text:p text:style-name="P1"><text:span text:style-name="T1">Population Report:</text:span> Online pop report table showing all cards graded by HGA with breakdown by grade. The site allows filtering by year, set, etc., and shows counts for each grade (1 through 10, including half-grades and “FL” (Flawless) if applicable)<text:a xlink:type="simple" xlink:href="https://orders.hybridgrading.com/pop/2024-25#:~:text=Population%20Report%20,0%2C%200%2C%200%2C%200" text:style-name="Internet_20_link" text:visited-style-name="Visited_20_Internet_20_Link"><text:span text:style-name="Internet_20_link">[23]</text:span></text:a>. <text:span text:style-name="T1">No API or pricing data provided publicly.</text:span></text:p>
          </table:table-cell>
          <table:table-cell table:style-name="Table1.C6" office:value-type="string">
            <text:p text:style-name="P1"><text:span text:style-name="T1">Web Dashboard.</text:span> Pop report accessible on HGA’s website (orders.hybridgrading.com) as an interactive table<text:a xlink:type="simple" xlink:href="https://orders.hybridgrading.com/pop#:~:text=hga%20logo,1958%2C%201%2C%20250" text:style-name="Internet_20_link" text:visited-style-name="Visited_20_Internet_20_Link"><text:span text:style-name="Internet_20_link">[24]</text:span></text:a>. No official API or downloadable files.</text:p>
          </table:table-cell>
          <table:table-cell table:style-name="Table1.D6" office:value-type="string">
            <text:p text:style-name="P1"><text:span text:style-name="T1">HGA-graded cards</text:span> (primarily sports and some TCG). Pop report covers all items graded by HGA, updated as new grades are added.</text:p>
          </table:table-cell>
          <table:table-cell table:style-name="Table1.E6" office:value-type="string">
            <text:p text:style-name="P1"><text:span text:style-name="T1">Access:</text:span> Publicly accessible on HGA site. No login required to view the pop report table. No usage limits publicly stated (data is for reference).</text:p>
          </table:table-cell>
          <table:table-cell table:style-name="Table1.F6" office:value-type="string">
            <text:p text:style-name="P1"><text:span text:style-name="T1">Contact:</text:span> [email protected] for support or inquiries<text:a xlink:type="simple" xlink:href="https://hybridgrading.com/terms-and-conditions/#:~:text=Terms%20and%20Conditions%20,Only" text:style-name="Internet_20_link" text:visited-style-name="Visited_20_Internet_20_Link"><text:span text:style-name="Internet_20_link">[25]</text:span></text:a>. <text:span text:style-name="T1">Notes:</text:span> HGA’s pop report is relatively new and reflects their grading counts. No bulk data export or API is offered; any large-scale data needs would require contacting HGA directly.<text:bookmark text:name="grading-company-data-apis-reports"/></text:p>
          </table:table-cell>
        </table:table-row>
      </table:table>
      <text:h text:style-name="Heading_20_2" text:outline-level="2">Price Guide &amp; Market Analytics Platforms</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text:span text:style-name="T1">Provider</text:span></text:p>
            </table:table-cell>
            <table:table-cell table:style-name="Table2.A1" office:value-type="string">
              <text:p text:style-name="P1"><text:span text:style-name="T1">Data &amp; Coverage</text:span></text:p>
            </table:table-cell>
            <table:table-cell table:style-name="Table2.A1" office:value-type="string">
              <text:p text:style-name="P1"><text:span text:style-name="T1">API / Bulk Access</text:span></text:p>
            </table:table-cell>
            <table:table-cell table:style-name="Table2.A1" office:value-type="string">
              <text:p text:style-name="P1"><text:span text:style-name="T1">Access &amp; Pricing</text:span></text:p>
            </table:table-cell>
            <table:table-cell table:style-name="Table2.A1" office:value-type="string">
              <text:p text:style-name="P1"><text:span text:style-name="T1">Contact / Notes</text:span></text:p>
            </table:table-cell>
          </table:table-row>
        </table:table-header-rows>
        <table:table-row table:style-name="Table2.1">
          <table:table-cell table:style-name="Table2.A2" office:value-type="string">
            <text:p text:style-name="P1"><text:span text:style-name="T1">SportsCardsPro</text:span> (a PriceCharting service)</text:p>
          </table:table-cell>
          <table:table-cell table:style-name="Table2.B2" office:value-type="string">
            <text:p text:style-name="P1"><text:span text:style-name="T1">Price Guide Data:</text:span> Current market values for sports cards in various grades and raw. Covers major sports (baseball, basketball, football, etc.) and some others (soccer, wrestling, etc.)<text:a xlink:type="simple" xlink:href="https://www.sportscardspro.com/api-documentation#:~:text=,32" text:style-name="Internet_20_link" text:visited-style-name="Visited_20_Internet_20_Link"><text:span text:style-name="Internet_20_link">[26]</text:span></text:a><text:a xlink:type="simple" xlink:href="https://www.sportscardspro.com/api-documentation#:~:text=,Premium%20Features" text:style-name="Internet_20_link" text:visited-style-name="Visited_20_Internet_20_Link"><text:span text:style-name="Internet_20_link">[27]</text:span></text:a>. Data includes <text:span text:style-name="T1">raw (ungraded) prices and graded prices</text:span> (PSA 10, BGS 9.5/10, SGC 10, CGC 10, etc.)<text:a xlink:type="simple" xlink:href="https://www.sportscardspro.com/api-documentation#:~:text=Prices%20API%20%26%20CSV%3A%20Description,of%20Keys" text:style-name="Internet_20_link" text:visited-style-name="Visited_20_Internet_20_Link"><text:span text:style-name="Internet_20_link">[28]</text:span></text:a><text:a xlink:type="simple" xlink:href="https://www.sportscardspro.com/api-documentation#:~:text=id%20SportsCardsPro%20unique%20id%20for,selling%20to%20a%20customer%20if" text:style-name="Internet_20_link" text:visited-style-name="Visited_20_Internet_20_Link"><text:span text:style-name="Internet_20_link">[29]</text:span></text:a>. No historical sales in API (current values only)<text:a xlink:type="simple" xlink:href="https://www.sportscardspro.com/api-documentation#:~:text=The%20API%20and%20CSV%20only,historic%20sales%20are%20not%20supported" text:style-name="Internet_20_link" text:visited-style-name="Visited_20_Internet_20_Link"><text:span text:style-name="Internet_20_link">[30]</text:span></text:a><text:a xlink:type="simple" xlink:href="https://www.sportscardspro.com/api-documentation#:~:text=This%20document%20describes%20our%20API,with%20a%20downloaded%20CSV%20file" text:style-name="Internet_20_link" text:visited-style-name="Visited_20_Internet_20_Link"><text:span text:style-name="Internet_20_link">[31]</text:span></text:a>. Also provides checklists and set info.</text:p>
          </table:table-cell>
          <table:table-cell table:style-name="Table2.C2" office:value-type="string">
            <text:p text:style-name="P1"><text:span text:style-name="T1">REST API:</text:span> Yes – “Prices API” for programmatic access to card prices<text:a xlink:type="simple" xlink:href="https://www.sportscardspro.com/api-documentation#:~:text=Documentation%20for%20all%20SportsCardsPro%20APIs%2C,selling%20games%20on%20the%20Marketplace" text:style-name="Internet_20_link" text:visited-style-name="Visited_20_Internet_20_Link"><text:span text:style-name="Internet_20_link">[32]</text:span></text:a>. Endpoints: <text:span text:style-name="Verbatim_20_Char">/api/product</text:span> (single card by ID or search) and <text:span text:style-name="Verbatim_20_Char">/api/products</text:span> (search multiple)<text:a xlink:type="simple" xlink:href="https://www.sportscardspro.com/api-documentation#:~:text=Product%3A%20" text:style-name="Internet_20_link" text:visited-style-name="Visited_20_Internet_20_Link"><text:span text:style-name="Internet_20_link">[33]</text:span></text:a><text:a xlink:type="simple" xlink:href="https://www.sportscardspro.com/api-documentation#:~:text=Products%3A%20" text:style-name="Internet_20_link" text:visited-style-name="Visited_20_Internet_20_Link"><text:span text:style-name="Internet_20_link">[34]</text:span></text:a>. Returns JSON with price fields for each grade/condition (e.g. <text:span text:style-name="Verbatim_20_Char">loose-price</text:span> for raw, <text:span text:style-name="Verbatim_20_Char">manual-only-price</text:span> for PSA 10, etc.)<text:a xlink:type="simple" xlink:href="https://www.sportscardspro.com/api-documentation#:~:text=Description%20of%20the%20data%20contained,CSV%20column%20and%20API%20key" text:style-name="Internet_20_link" text:visited-style-name="Visited_20_Internet_20_Link"><text:span text:style-name="Internet_20_link">[35]</text:span></text:a><text:a xlink:type="simple" xlink:href="https://www.sportscardspro.com/api-documentation#:~:text=id%20SportsCardsPro%20unique%20id%20for,selling%20to%20a%20customer%20if" text:style-name="Internet_20_link" text:visited-style-name="Visited_20_Internet_20_Link"><text:span text:style-name="Internet_20_link">[29]</text:span></text:a>. <text:span text:style-name="T1">CSV Downloads:</text:span> Bulk CSV price lists for entire card sets are available<text:a xlink:type="simple" xlink:href="https://www.sportscardspro.com/api-documentation#:~:text=games%20on%20the%20Marketplace" text:style-name="Internet_20_link" text:visited-style-name="Visited_20_Internet_20_Link"><text:span text:style-name="Internet_20_link">[36]</text:span></text:a><text:a xlink:type="simple" xlink:href="https://www.sportscardspro.com/api-documentation#:~:text=SportsCardsPro%20offers%20CSV%20download%20files,link%20on%20any%20set%20page" text:style-name="Internet_20_link" text:visited-style-name="Visited_20_Internet_20_Link"><text:span text:style-name="Internet_20_link">[37]</text:span></text:a> (one CSV per set).</text:p>
          </table:table-cell>
          <table:table-cell table:style-name="Table2.D2" office:value-type="string">
            <text:p text:style-name="P1"><text:span text:style-name="T1">Access:</text:span> <text:span text:style-name="T1">Paid subscription required</text:span> – API/CSV is only for premium users (Legendary tier)<text:a xlink:type="simple" xlink:href="https://www.sportscardspro.com/api-documentation#:~:text=SportsCardsPro%20offers%20CSV%20download%20files,link%20on%20any%20set%20page" text:style-name="Internet_20_link" text:visited-style-name="Visited_20_Internet_20_Link"><text:span text:style-name="Internet_20_link">[38]</text:span></text:a><text:a xlink:type="simple" xlink:href="https://www.sportscardspro.com/api-documentation#:~:text=CSV%20download%20feature%20is%20only,available%20to%20Legendary%20subscribers" text:style-name="Internet_20_link" text:visited-style-name="Visited_20_Internet_20_Link"><text:span text:style-name="Internet_20_link">[39]</text:span></text:a>. <text:span text:style-name="T1">Rate Limits:</text:span> Not explicitly published, but data updates daily; CSVs refresh every 24h<text:a xlink:type="simple" xlink:href="https://www.sportscardspro.com/api-documentation#:~:text=In%20addition%20to%20an%20API%2C,data%20points%20at%20one%20time" text:style-name="Internet_20_link" text:visited-style-name="Visited_20_Internet_20_Link"><text:span text:style-name="Internet_20_link">[40]</text:span></text:a>. API token provided to subscribers (40-character key) for auth<text:a xlink:type="simple" xlink:href="https://www.sportscardspro.com/api-documentation#:~:text=API%27s%20are%20a%20premium%20tool,subscription%20to%20access%20the%20API" text:style-name="Internet_20_link" text:visited-style-name="Visited_20_Internet_20_Link"><text:span text:style-name="Internet_20_link">[41]</text:span></text:a>.</text:p>
          </table:table-cell>
          <table:table-cell table:style-name="Table2.E2" office:value-type="string">
            <text:p text:style-name="P1"><text:span text:style-name="T1">Pricing:</text:span> “Legendary” subscription at ~$49/month includes full API access and CSV downloads<text:a xlink:type="simple" xlink:href="https://www.sportscardspro.com/sportscardspro-premium?f=api#:~:text=%2449%20%2Fmonth" text:style-name="Internet_20_link" text:visited-style-name="Visited_20_Internet_20_Link"><text:span text:style-name="Internet_20_link">[42]</text:span></text:a><text:a xlink:type="simple" xlink:href="https://www.sportscardspro.com/sportscardspro-premium?f=api#:~:text=" text:style-name="Internet_20_link" text:visited-style-name="Visited_20_Internet_20_Link"><text:span text:style-name="Internet_20_link">[43]</text:span></text:a>. Lower tiers have no API. Free accounts can browse prices on site but not download. <text:span text:style-name="T1">Contact:</text:span> via site or [email protected] for help<text:a xlink:type="simple" xlink:href="https://www.sportscardspro.com/api-documentation#:~:text=API%27s%20are%20a%20premium%20tool,subscription%20to%20access%20the%20API" text:style-name="Internet_20_link" text:visited-style-name="Visited_20_Internet_20_Link"><text:span text:style-name="Internet_20_link">[41]</text:span></text:a><text:a xlink:type="simple" xlink:href="https://www.sportscardspro.com/page/contact-us#:~:text=Sales%2C%20Feedback%2C%20Items%20Missing%20on,Site" text:style-name="Internet_20_link" text:visited-style-name="Visited_20_Internet_20_Link"><text:span text:style-name="Internet_20_link">[44]</text:span></text:a>.</text:p>
          </table:table-cell>
        </table:table-row>
        <table:table-row table:style-name="Table2.1">
          <table:table-cell table:style-name="Table2.A3" office:value-type="string">
            <text:p text:style-name="P1"><text:span text:style-name="T1">CardHedger</text:span> (“Card Hedge AI”)</text:p>
          </table:table-cell>
          <table:table-cell table:style-name="Table2.B3" office:value-type="string">
            <text:p text:style-name="P1"><text:span text:style-name="T1">Comprehensive Market Data:</text:span> Real-time and historical pricing for over 2 million cards across <text:span text:style-name="T1">38+ categories</text:span> (all sports plus TCGs and others)<text:a xlink:type="simple" xlink:href="https://ai.cardhedger.com/api-services#:~:text=30%2B" text:style-name="Internet_20_link" text:visited-style-name="Visited_20_Internet_20_Link"><text:span text:style-name="Internet_20_link">[45]</text:span></text:a><text:a xlink:type="simple" xlink:href="https://ai.cardhedger.com/api-services#:~:text=Or%20email%20us%20directly%20at,com" text:style-name="Internet_20_link" text:visited-style-name="Visited_20_Internet_20_Link"><text:span text:style-name="Internet_20_link">[46]</text:span></text:a>. <text:span text:style-name="T1">Graded &amp; Raw Prices:</text:span> Tracks sales in all grades (PSA, BGS, SGC, CGC, etc.) and raw. Provides 3+ years of price history for each card/grade. <text:span text:style-name="T1">Population Data:</text:span> Integrates pop reports in comparisons (e.g. can compare population across grading companies)<text:a xlink:type="simple" xlink:href="https://ai.cardhedger.com/signup#:~:text=Our%20AI,help%20you%20make%20informed%20decisions" text:style-name="Internet_20_link" text:visited-style-name="Visited_20_Internet_20_Link"><text:span text:style-name="Internet_20_link">[47]</text:span></text:a>. <text:span text:style-name="T1">Sales Volume &amp; Trends:</text:span> 40+ million sales records, updated in real-time for trend analysis<text:a xlink:type="simple" xlink:href="https://ai.cardhedger.com/signup#:~:text=Real" text:style-name="Internet_20_link" text:visited-style-name="Visited_20_Internet_20_Link"><text:span text:style-name="Internet_20_link">[48]</text:span></text:a>.</text:p>
          </table:table-cell>
          <table:table-cell table:style-name="Table2.C3" office:value-type="string">
            <text:p text:style-name="P1"><text:span text:style-name="T1">Enterprise REST API:</text:span> Yes – professional-grade JSON API at <text:span text:style-name="Verbatim_20_Char">api.cardhedge.com/v1</text:span><text:a xlink:type="simple" xlink:href="https://ai.cardhedger.com/signup#:~:text=%2F%2F%20Get%20card%20data" text:style-name="Internet_20_link" text:visited-style-name="Visited_20_Internet_20_Link"><text:span text:style-name="Internet_20_link">[49]</text:span></text:a>. Endpoints for card search, price history, sales listings, etc. Supports advanced queries (filter by player, set, year, grade)<text:a xlink:type="simple" xlink:href="https://ai.cardhedger.com/api-services#:~:text=Advanced%20Search" text:style-name="Internet_20_link" text:visited-style-name="Visited_20_Internet_20_Link"><text:span text:style-name="Internet_20_link">[50]</text:span></text:a>. Returns structured data suitable for analytics (timestamped sales, price, grade, etc.). <text:span text:style-name="T1">Webhooks</text:span> available on higher tiers for live updates<text:a xlink:type="simple" xlink:href="https://ai.cardhedger.com/signup#:~:text=Production%20Ready" text:style-name="Internet_20_link" text:visited-style-name="Visited_20_Internet_20_Link"><text:span text:style-name="Internet_20_link">[51]</text:span></text:a>. Also web app and CSV export for personal collection.</text:p>
          </table:table-cell>
          <table:table-cell table:style-name="Table2.D3" office:value-type="string">
            <text:p text:style-name="P1"><text:span text:style-name="T1">Access:</text:span> <text:span text:style-name="T1">Subscription plans required.</text:span> Plans start at $49/month (developer API access with a monthly call limit)<text:a xlink:type="simple" xlink:href="https://ai.cardhedger.com/signup#:~:text=Ready%20to%20Start%20Building%3F" text:style-name="Internet_20_link" text:visited-style-name="Visited_20_Internet_20_Link"><text:span text:style-name="Internet_20_link">[52]</text:span></text:a>. Higher tiers offer more calls, historical depth, and 99.9% uptime SLA<text:a xlink:type="simple" xlink:href="https://ai.cardhedger.com/api-services#:~:text=RESTful%20API" text:style-name="Internet_20_link" text:visited-style-name="Visited_20_Internet_20_Link"><text:span text:style-name="Internet_20_link">[53]</text:span></text:a><text:a xlink:type="simple" xlink:href="https://ai.cardhedger.com/signup#:~:text=Production%20Ready" text:style-name="Internet_20_link" text:visited-style-name="Visited_20_Internet_20_Link"><text:span text:style-name="Internet_20_link">[51]</text:span></text:a>. 7-day free trial available<text:a xlink:type="simple" xlink:href="https://ai.cardhedger.com/signup#:~:text=All%20Questions" text:style-name="Internet_20_link" text:visited-style-name="Visited_20_Internet_20_Link"><text:span text:style-name="Internet_20_link">[54]</text:span></text:a>. <text:span text:style-name="T1">Rate Limits:</text:span> Vary by plan (e.g. thousands of calls/month on base plan; higher for enterprise). Real-time updates (sales data within ~2 minutes)<text:a xlink:type="simple" xlink:href="https://ai.cardhedger.com/signup#:~:text=Our%20AI%20analyzes%20over%2040,Auctions%2C%20and%20other%20major%20marketplaces" text:style-name="Internet_20_link" text:visited-style-name="Visited_20_Internet_20_Link"><text:span text:style-name="Internet_20_link">[55]</text:span></text:a>.</text:p>
          </table:table-cell>
          <table:table-cell table:style-name="Table2.E3" office:value-type="string">
            <text:p text:style-name="P1"><text:span text:style-name="T1">Contact:</text:span> Email <text:span text:style-name="T1">support@cardhedger.com</text:span> or use the API inquiry form<text:a xlink:type="simple" xlink:href="https://ai.cardhedger.com/api-services#:~:text=Ready%20to%20Get%20Started%3F" text:style-name="Internet_20_link" text:visited-style-name="Visited_20_Internet_20_Link"><text:span text:style-name="Internet_20_link">[56]</text:span></text:a><text:a xlink:type="simple" xlink:href="https://ai.cardhedger.com/api-services#:~:text=Send%20Message" text:style-name="Internet_20_link" text:visited-style-name="Visited_20_Internet_20_Link"><text:span text:style-name="Internet_20_link">[57]</text:span></text:a>. Enterprise customers can arrange custom solutions via CardHedger’s team.</text:p>
          </table:table-cell>
        </table:table-row>
        <table:table-row table:style-name="Table2.1">
          <table:table-cell table:style-name="Table2.A4" office:value-type="string">
            <text:p text:style-name="P1"><text:span text:style-name="T1">Zyla Labs – Sports Card API</text:span></text:p>
          </table:table-cell>
          <table:table-cell table:style-name="Table2.B4" office:value-type="string">
            <text:p text:style-name="P1"><text:span text:style-name="T1">Card Details &amp; Pricing:</text:span> Offers card metadata (name, set, year, etc.) and <text:span text:style-name="T1">recent price data</text:span> for sports and trading cards. Covers sports cards plus Pokémon, Marvel, etc.<text:a xlink:type="simple" xlink:href="https://zylalabs.com/api-marketplace/sports/sports+card+and+trading+card+api/2511#:~:text=The%20Sports%20Card%20And%20Trading,more%2C%20complete%20with%20extensive%20documentation" text:style-name="Internet_20_link" text:visited-style-name="Visited_20_Internet_20_Link"><text:span text:style-name="Internet_20_link">[60]</text:span></text:a>. Focus on providing <text:span text:style-name="T1">latest market price</text:span> and some historical time-series for a given card and grade<text:a xlink:type="simple" xlink:href="https://zylalabs.com/api-marketplace/sports/sports+card+and+trading+card+api/2511#:~:text=The%20Prices%20by%20Card%20API,for%20a%20given%C2%A0card%20and%20grade" text:style-name="Internet_20_link" text:visited-style-name="Visited_20_Internet_20_Link"><text:span text:style-name="Internet_20_link">[61]</text:span></text:a>.</text:p>
          </table:table-cell>
          <table:table-cell table:style-name="Table2.C4" office:value-type="string">
            <text:p text:style-name="P1"><text:span text:style-name="T1">REST API via Zyla API Hub:</text:span> Yes – endpoints include <text:span text:style-name="T1">Card Search</text:span> (fuzzy search by player/set) returning card IDs and info<text:a xlink:type="simple" xlink:href="https://zylalabs.com/api-marketplace/sports/sports+card+and+trading+card+api/2511#:~:text=Run%20in%20Postman" text:style-name="Internet_20_link" text:visited-style-name="Visited_20_Internet_20_Link"><text:span text:style-name="Internet_20_link">[62]</text:span></text:a><text:a xlink:type="simple" xlink:href="https://zylalabs.com/api-marketplace/sports/sports+card+and+trading+card+api/2511#:~:text=,s3.amazonaws.com%2Fappforest_uf%2Ff1639165411328x934041168784070700%2FGiannis" text:style-name="Internet_20_link" text:visited-style-name="Visited_20_Internet_20_Link"><text:span text:style-name="Internet_20_link">[63]</text:span></text:a>, and <text:span text:style-name="T1">Get Card Prices</text:span> (returns a JSON array of recent price points for a specified card ID and grade over time)<text:a xlink:type="simple" xlink:href="https://zylalabs.com/api-marketplace/sports/sports+card+and+trading+card+api/2511#:~:text=Get%20Card%20Prices" text:style-name="Internet_20_link" text:visited-style-name="Visited_20_Internet_20_Link"><text:span text:style-name="Internet_20_link">[64]</text:span></text:a><text:a xlink:type="simple" xlink:href="https://zylalabs.com/api-marketplace/sports/sports+card+and+trading+card+api/2511#:~:text=10%22%2C%22card_id%22%3A%221586038977359x685970805780906000%22%2C%22price%22%3A%22222000.00%22%7D%20%2C%7B%22closing_date%22%3A%222023" text:style-name="Internet_20_link" text:visited-style-name="Visited_20_Internet_20_Link"><text:span text:style-name="Internet_20_link">[65]</text:span></text:a>. Supports specifying grade (PSA, BGS, SGC, CGC, CSG, or RAW)<text:a xlink:type="simple" xlink:href="https://zylalabs.com/api-marketplace/sports/sports+card+and+trading+card+api/2511#:~:text=Object%20%20Description%20%60card_id%60%20,Card%20ID%20from%20Card%20Search" text:style-name="Internet_20_link" text:visited-style-name="Visited_20_Internet_20_Link"><text:span text:style-name="Internet_20_link">[66]</text:span></text:a>. Data is returned in JSON; easy integration with tools like Postman.</text:p>
          </table:table-cell>
          <table:table-cell table:style-name="Table2.D4" office:value-type="string">
            <text:p text:style-name="P1"><text:span text:style-name="T1">Access:</text:span> Commercial API hosted on Zyla Labs marketplace. <text:span text:style-name="T1">Subscription tiers</text:span> with monthly call quotas (e.g., free trial for 7 days, then paid plans with set request limits)<text:a xlink:type="simple" xlink:href="https://zylalabs.com/api-marketplace/top-search/sports%20card%20and%20trading%20card%20api#:~:text=Best%20Sports%20card%20and%20trading,day" text:style-name="Internet_20_link" text:visited-style-name="Visited_20_Internet_20_Link"><text:span text:style-name="Internet_20_link">[67]</text:span></text:a>. Rate limiting enforced per plan (e.g., X calls/month)<text:a xlink:type="simple" xlink:href="https://zylalabs.com/api-marketplace/sports/sports+card+and+trading+card+api/2511#:~:text=if%20your%20plan%20allows%201%2C000,will%20indicate%20900%20remaining%20calls" text:style-name="Internet_20_link" text:visited-style-name="Visited_20_Internet_20_Link"><text:span text:style-name="Internet_20_link">[68]</text:span></text:a>. Requires API key (Bearer token auth).</text:p>
          </table:table-cell>
          <table:table-cell table:style-name="Table2.E4" office:value-type="string">
            <text:p text:style-name="P1"><text:span text:style-name="T1">Contact:</text:span> Through Zyla API Hub – support is provided via the platform. No direct public email; users sign up on the hub for keys and assistance.</text:p>
          </table:table-cell>
        </table:table-row>
        <table:table-row table:style-name="Table2.1">
          <table:table-cell table:style-name="Table2.A5" office:value-type="string">
            <text:p text:style-name="P1"><text:span text:style-name="T1">Market Movers (Sports Card Investor)</text:span></text:p>
          </table:table-cell>
          <table:table-cell table:style-name="Table2.B5" office:value-type="string">
            <text:p text:style-name="P1"><text:span text:style-name="T1">Price Tracking &amp; Analytics:</text:span> Tracks historical prices for a vast range of sports cards (focused on graded cards, some raw). Provides charting of sales over time, “index” trends, and tools like a collection tracker. Sources data from eBay (via API) and major auction houses (Goldin, PWCC, Heritage, Pristine, etc.)<text:a xlink:type="simple" xlink:href="https://marketmoversapp.com/faqs/#:~:text=FAQs%20,We%20process%20auction%20data" text:style-name="Internet_20_link" text:visited-style-name="Visited_20_Internet_20_Link"><text:span text:style-name="Internet_20_link">[59]</text:span></text:a>. Includes population data for cards and other analytics in-app.</text:p>
          </table:table-cell>
          <table:table-cell table:style-name="Table2.C5" office:value-type="string">
            <text:p text:style-name="P1"><text:span text:style-name="T1">No public API for users.</text:span> Data is accessible through Market Movers’ own applications (web/mobile) for subscribers. They offer CSV exports for certain features (e.g. exporting chart or screener results) via the app UI, but not a bulk feed.</text:p>
          </table:table-cell>
          <table:table-cell table:style-name="Table2.D5" office:value-type="string">
            <text:p text:style-name="P1"><text:span text:style-name="T1">Access:</text:span> <text:span text:style-name="T1">Subscription only.</text:span> Several tiers (Pro, etc.) ranging roughly $10–$25+/month depending on features. The app/website provides the interface to query prices and download limited CSVs. No direct programmatic access is provided to external systems.</text:p>
          </table:table-cell>
          <table:table-cell table:style-name="Table2.E5" office:value-type="string">
            <text:p text:style-name="P1"><text:span text:style-name="T1">Contact:</text:span> Support via Sports Card Investor’s website. No dedicated developer program is advertised for external integration.</text:p>
          </table:table-cell>
        </table:table-row>
        <table:table-row table:style-name="Table2.1">
          <table:table-cell table:style-name="Table2.A6" office:value-type="string">
            <text:p text:style-name="P1"><text:span text:style-name="T1">130Point</text:span> (130point.com)</text:p>
          </table:table-cell>
          <table:table-cell table:style-name="Table2.B6" office:value-type="string">
            <text:p text:style-name="P1"><text:span text:style-name="T1">eBay Sale Results (Best Offer):</text:span> A free tool to view actual sale prices of eBay “Best Offer” listings and recent auctions. It covers sports cards across eBay (and some other marketplaces like MySlabs for certain queries). Also provides checklists and player card lists in some cases.</text:p>
          </table:table-cell>
          <table:table-cell table:style-name="Table2.C6" office:value-type="string">
            <text:p text:style-name="P1"><text:span text:style-name="T1">No official API.</text:span> Data is pulled via scrapers/APIs from eBay’s public data. 130Point provides a web interface for search; results can be copied but not directly downloaded via API.</text:p>
          </table:table-cell>
          <table:table-cell table:style-name="Table2.D6" office:value-type="string">
            <text:p text:style-name="P1"><text:span text:style-name="T1">Access:</text:span> Free on the website. Users input an eBay item or search query to get sales info. No account needed. Rate limiting may occur if overused (to avoid excessive scrapes), but generally open use.</text:p>
          </table:table-cell>
          <table:table-cell table:style-name="Table2.E6" office:value-type="string">
            <text:p text:style-name="P1"><text:span text:style-name="T1">Contact:</text:span> No formal contact for data services; it’s a community tool. The website doesn’t advertise a data licensing program.</text:p>
          </table:table-cell>
        </table:table-row>
      </table:table>
      <text:h text:style-name="Heading_20_2" text:outline-level="2">Auction Houses &amp; Marketplace Data Feeds</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1"><text:span text:style-name="T1">Source</text:span></text:p>
            </table:table-cell>
            <table:table-cell table:style-name="Table3.A1" office:value-type="string">
              <text:p text:style-name="P1"><text:span text:style-name="T1">Structured Data Available</text:span></text:p>
            </table:table-cell>
            <table:table-cell table:style-name="Table3.A1" office:value-type="string">
              <text:p text:style-name="P1"><text:span text:style-name="T1">API / Feed Access</text:span></text:p>
            </table:table-cell>
            <table:table-cell table:style-name="Table3.A1" office:value-type="string">
              <text:p text:style-name="P1"><text:span text:style-name="T1">Access &amp; Licensing</text:span></text:p>
            </table:table-cell>
            <table:table-cell table:style-name="Table3.A1" office:value-type="string">
              <text:p text:style-name="P1"><text:span text:style-name="T1">Contact / Notes</text:span></text:p>
            </table:table-cell>
          </table:table-row>
        </table:table-header-rows>
        <table:table-row table:style-name="Table3.1">
          <table:table-cell table:style-name="Table3.A2" office:value-type="string">
            <text:p text:style-name="P1"><text:span text:style-name="T1">eBay</text:span> (Marketplace)</text:p>
          </table:table-cell>
          <table:table-cell table:style-name="Table3.B2" office:value-type="string">
            <text:p text:style-name="P1"><text:span text:style-name="T1">Completed Sales &amp; Listings:</text:span> Comprehensive data on active and sold listings for sports cards. Includes title, description, images, final sale price, bids, etc. Both auction and fixed-price sales (raw and graded). Also category metadata and item specifics (player, set, grader, grade).</text:p>
          </table:table-cell>
          <table:table-cell table:style-name="Table3.C2" office:value-type="string">
            <text:p text:style-name="P1"><text:span text:style-name="T1">Public APIs:</text:span> Yes – eBay offers APIs for developers. Notably the <text:span text:style-name="T1">Finding API / Browse API</text:span> allows searching sold listings (up to 90 days) and active items in JSON or XML<text:a xlink:type="simple" xlink:href="https://forums.collectors.com/discussion/1045021/ebay-killing-api-access-for-sales-history-on-10-15#:~:text=eBay%20is%20killing%20the%20API%2C,eBay%20store%20to%20have%20that" text:style-name="Internet_20_link" text:visited-style-name="Visited_20_Internet_20_Link"><text:span text:style-name="Internet_20_link">[69]</text:span></text:a>. Also Feed API for large-scale item dumps (by category) and <text:span text:style-name="T1">Marketplace Insights API</text:span> for deeper historical sales (for approved users).</text:p>
          </table:table-cell>
          <table:table-cell table:style-name="Table3.D2" office:value-type="string">
            <text:p text:style-name="P1"><text:span text:style-name="T1">Access:</text:span> Free with eBay Developer account (subject to rate limits). For example, Browse API calls are typically limited to 5,000 per day (for default tier). Higher tiers possible with application and eBay approval. Some specific endpoints (historical data beyond 90 days) require business approval.</text:p>
          </table:table-cell>
          <table:table-cell table:style-name="Table3.E2" office:value-type="string">
            <text:p text:style-name="P1"><text:span text:style-name="T1">Contact:</text:span> eBay Developer Program site for API keys and support. Enterprise data partnerships via eBay’s Developer Support channels.</text:p>
          </table:table-cell>
        </table:table-row>
        <table:table-row table:style-name="Table3.1">
          <table:table-cell table:style-name="Table3.A3" office:value-type="string">
            <text:p text:style-name="P1"><text:span text:style-name="T1">Goldin Auctions</text:span> (goldin.co)</text:p>
          </table:table-cell>
          <table:table-cell table:style-name="Table3.B3" office:value-type="string">
            <text:p text:style-name="P1"><text:span text:style-name="T1">Auction Results:</text:span> Sales archives of high-end card and memorabilia auctions. Each lot’s realized price, lot metadata (description, grade, population if provided in description), and images. <text:span text:style-name="T1">Active auctions/live data</text:span> also available on website.</text:p>
          </table:table-cell>
          <table:table-cell table:style-name="Table3.C3" office:value-type="string">
            <text:p text:style-name="P1"><text:span text:style-name="T1">No public API announced.</text:span> Goldin does not provide an open developer API for auction data. Data can be gathered via their website or by direct request. (Goldin’s parent companies have integrated it with collector services, but as of now no external feed for general use.)</text:p>
          </table:table-cell>
          <table:table-cell table:style-name="Table3.D3" office:value-type="string">
            <text:p text:style-name="P1"><text:span text:style-name="T1">Access:</text:span> Manually via Goldin’s site (auction archive search) or via third-party data aggregators. Enterprise: Goldin might share data with partners (e.g. CardLadder/PSA as they are under common ownership). No self-serve feed or bulk download publicly.</text:p>
          </table:table-cell>
          <table:table-cell table:style-name="Table3.E3" office:value-type="string">
            <text:p text:style-name="P1"><text:span text:style-name="T1">Contact:</text:span> Goldin’s support for inquiries – no specific data contact public. Since 2024 Goldin is an eBay subsidiary<text:a xlink:type="simple" xlink:href="https://www.cbinsights.com/company/goldin-auctions#:~:text=Goldin%20,9th%20Avenue%20Suite%20A" text:style-name="Internet_20_link" text:visited-style-name="Visited_20_Internet_20_Link"><text:span text:style-name="Internet_20_link">[70]</text:span></text:a>, so data initiatives may route through eBay’s programs.</text:p>
          </table:table-cell>
        </table:table-row>
        <table:table-row table:style-name="Table3.1">
          <table:table-cell table:style-name="Table3.A4" office:value-type="string">
            <text:p text:style-name="P1"><text:span text:style-name="T1">Heritage Auctions</text:span> (ha.com)</text:p>
          </table:table-cell>
          <table:table-cell table:style-name="Table3.B4" office:value-type="string">
            <text:p text:style-name="P1"><text:span text:style-name="T1">Auction Archives:</text:span> Comprehensive historical sales data for sports cards and collectibles. Heritage provides a public price archive on their site (with free search) spanning thousands of auctions. Data includes lot descriptions, grade, certification, and realized price.</text:p>
          </table:table-cell>
          <table:table-cell table:style-name="Table3.C4" office:value-type="string">
            <text:p text:style-name="P1"><text:span text:style-name="T1">Official API:</text:span> <text:span text:style-name="T2">Yes (limited).</text:span> Heritage has a developer portal indicating available auction data APIs<text:a xlink:type="simple" xlink:href="https://heritageauctionsexternal.developer.azure-api.net/#:~:text=Welcome%20to%20Heritage%20Auctions%20APIs%21" text:style-name="Internet_20_link" text:visited-style-name="Visited_20_Internet_20_Link"><text:span text:style-name="Internet_20_link">[71]</text:span></text:a>. These APIs (powered by Azure) can provide programmatic access to auction results and info. Likely endpoints for searching past sales, images, etc. However, usage requires registration and possibly approval. Not openly publicized to hobbyists.</text:p>
          </table:table-cell>
          <table:table-cell table:style-name="Table3.D4" office:value-type="string">
            <text:p text:style-name="P1"><text:span text:style-name="T1">Access:</text:span> Heritage’s API access is typically for partners or approved developers. The portal suggests one can sign up for an API key<text:a xlink:type="simple" xlink:href="https://heritageauctionsexternal.developer.azure-api.net/#:~:text=Welcome%20to%20Heritage%20Auctions%20APIs%21" text:style-name="Internet_20_link" text:visited-style-name="Visited_20_Internet_20_Link"><text:span text:style-name="Internet_20_link">[71]</text:span></text:a>. There may be tiers/products for different data scopes (e.g. coins vs sports). Heritage’s <text:span text:style-name="T1">website</text:span> also allows free manual search of sold lots (no login needed), and MyCollection tools for tracking items. No bulk download, but third-party services (e.g. CardHedger) consume Heritage data via these channels<text:a xlink:type="simple" xlink:href="https://ai.cardhedger.com/api-services#:~:text=Real" text:style-name="Internet_20_link" text:visited-style-name="Visited_20_Internet_20_Link"><text:span text:style-name="Internet_20_link">[58]</text:span></text:a>.</text:p>
          </table:table-cell>
          <table:table-cell table:style-name="Table3.E4" office:value-type="string">
            <text:p text:style-name="P1"><text:span text:style-name="T1">Contact:</text:span> Heritage API Developer Portal (developer.azure-api.net) for access requests. Otherwise, Heritage client services for data inquiries.</text:p>
          </table:table-cell>
        </table:table-row>
        <table:table-row table:style-name="Table3.1">
          <table:table-cell table:style-name="Table3.A5" office:value-type="string">
            <text:p text:style-name="P1"><text:span text:style-name="T1">Pristine Auction</text:span> (pristineauction.com)</text:p>
          </table:table-cell>
          <table:table-cell table:style-name="Table3.B5" office:value-type="string">
            <text:p text:style-name="P1"><text:span text:style-name="T1">Auction Sales:</text:span> Ongoing and past auction results for sports cards and memorabilia (primarily mid-range items). Data includes sold price, item title, and sometimes grading details (if the card is graded). The site has a searchable archive of sold items.</text:p>
          </table:table-cell>
          <table:table-cell table:style-name="Table3.C5" office:value-type="string">
            <text:p text:style-name="P1"><text:span text:style-name="T1">API:</text:span> No public API or data feed is advertised. Pristine’s data is accessible through their website interface only. They have not published any developer resources for direct data retrieval.</text:p>
          </table:table-cell>
          <table:table-cell table:style-name="Table3.D5" office:value-type="string">
            <text:p text:style-name="P1"><text:span text:style-name="T1">Access:</text:span> Manual via website auction archive search. No known bulk export. Some third-party pricing tools ingest Pristine’s results (likely via scraping or private agreements)<text:a xlink:type="simple" xlink:href="https://marketmoversapp.com/faqs/#:~:text=FAQs%20,We%20process%20auction%20data" text:style-name="Internet_20_link" text:visited-style-name="Visited_20_Internet_20_Link"><text:span text:style-name="Internet_20_link">[59]</text:span></text:a>. Any heavy use would require contacting Pristine for permission.</text:p>
          </table:table-cell>
          <table:table-cell table:style-name="Table3.E5" office:value-type="string">
            <text:p text:style-name="P1"><text:span text:style-name="T1">Contact:</text:span> Pristine Auction support for questions. Potential data partnerships would likely go through their marketing or IT team (no public info available).</text:p>
          </table:table-cell>
        </table:table-row>
        <table:table-row table:style-name="Table3.1">
          <table:table-cell table:style-name="Table3.A6" office:value-type="string">
            <text:p text:style-name="P1"><text:span text:style-name="T1">PWCC Marketplace</text:span> (pwccmarketplace.com / Fanatics Collect)</text:p>
          </table:table-cell>
          <table:table-cell table:style-name="Table3.B6" office:value-type="string">
            <text:p text:style-name="P1"><text:span text:style-name="T1">Auction &amp; Fixed-Price Sales:</text:span> Large volume of sports card transactions, especially graded cards. PWCC’s <text:span text:style-name="T1">Sales History</text:span> tool provides a public archive of all cards sold through their platform (weekly auctions, premier auctions, fixed marketplace)<text:a xlink:type="simple" xlink:href="https://www.fanaticscollect.com/newsroom/pwcc-updates-sales-history-tool?srsltid=AfmBOopJpTPVAbYWlvQnkXohq6mPXV1Zg2uPr6yoCl0kX7xb09HQOB5C#:~:text=The%20PWCC%20Sales%20History%20tool,confident%20purchasing%20and%20selling%20decisions" text:style-name="Internet_20_link" text:visited-style-name="Visited_20_Internet_20_Link"><text:span text:style-name="Internet_20_link">[72]</text:span></text:a><text:a xlink:type="simple" xlink:href="https://sales-history.pwccmarketplace.com/?title=1966%20unitas#:~:text=history,grade%2C%20date%2C%20and%20sales%20price" text:style-name="Internet_20_link" text:visited-style-name="Visited_20_Internet_20_Link"><text:span text:style-name="Internet_20_link">[73]</text:span></text:a>. Data includes item, grade, image, date, price. Also features like indices and trends (e.g. PWCC 100).</text:p>
          </table:table-cell>
          <table:table-cell table:style-name="Table3.C6" office:value-type="string">
            <text:p text:style-name="P1"><text:span text:style-name="T1">API:</text:span> No open public API for external use. PWCC (now acquired by Fanatics in 2023) provides a web interface and possibly CSV export of search results on their Sales History site. They have an internal API powering their website (which some developers have used unofficially), but no documented external API.</text:p>
          </table:table-cell>
          <table:table-cell table:style-name="Table3.D6" office:value-type="string">
            <text:p text:style-name="P1"><text:span text:style-name="T1">Access:</text:span> Sales history is free to search on <text:span text:style-name="T1">Fanatics Collect Sales History</text:span> site<text:a xlink:type="simple" xlink:href="https://www.fanaticscollect.com/newsroom/pwcc-updates-sales-history-tool?srsltid=AfmBOopJpTPVAbYWlvQnkXohq6mPXV1Zg2uPr6yoCl0kX7xb09HQOB5C#:~:text=The%20PWCC%20Sales%20History%20tool,confident%20purchasing%20and%20selling%20decisions" text:style-name="Internet_20_link" text:visited-style-name="Visited_20_Internet_20_Link"><text:span text:style-name="Internet_20_link">[72]</text:span></text:a>. One can query any card and see all recorded sales. No login required. For automated needs, one would need to scrape or get permission from PWCC. Enterprise deals (e.g. data licensing to analytic companies) have occurred, as PWCC data appears in many price guide tools.</text:p>
          </table:table-cell>
          <table:table-cell table:style-name="Table3.E6" office:value-type="string">
            <text:p text:style-name="P1"><text:span text:style-name="T1">Contact:</text:span> Through PWCC (Fanatics Collect) support. Enterprise licensing likely via Fanatics’ data or business development division.<text:bookmark text:name="content"/><text:bookmark text:name="sports-card-data-sources-matrix"/></text:p>
          </table:table-cell>
        </table:table-row>
      </table:table>
      <text:p text:style-name="Standard"><draw:rect text:anchor-type="as-char" style:rel-width="100%" draw:z-index="0" draw:style-name="gr1" draw:text-style-name="P2" svg:width="0.0012in" svg:height="0.0213in"><text:p/></draw:rect></text:p>
      <text:p text:style-name="First_20_Paragraph"><text:a xlink:type="simple" xlink:href="https://www.psacard.com/publicapi/documentation#:~:text=" text:style-name="Internet_20_link" text:visited-style-name="Visited_20_Internet_20_Link"><text:bookmark-start text:name="citations"/><text:span text:style-name="Internet_20_link">[1]</text:span></text:a> <text:a xlink:type="simple" xlink:href="https://www.psacard.com/publicapi/documentation#:~:text=available%20methods%20and%20test%20results,com" text:style-name="Internet_20_link" text:visited-style-name="Visited_20_Internet_20_Link"><text:span text:style-name="Internet_20_link">[7]</text:span></text:a> <text:a xlink:type="simple" xlink:href="https://www.psacard.com/publicapi/documentation#:~:text=We%20use%20your%20PSA%20login,calls%20to%20our%20REST%20API" text:style-name="Internet_20_link" text:visited-style-name="Visited_20_Internet_20_Link"><text:span text:style-name="Internet_20_link">[8]</text:span></text:a> PSA Public API Documentation</text:p>
      <text:p text:style-name="Text_20_body"><text:a xlink:type="simple" xlink:href="https://www.psacard.com/publicapi/documentation" text:style-name="Internet_20_link" text:visited-style-name="Visited_20_Internet_20_Link"><text:span text:style-name="Internet_20_link">https://www.psacard.com/publicapi/documentation</text:span></text:a></text:p>
      <text:p text:style-name="Text_20_body"><text:a xlink:type="simple" xlink:href="https://www.psacard.com/pop#:~:text=" text:style-name="Internet_20_link" text:visited-style-name="Visited_20_Internet_20_Link"><text:span text:style-name="Internet_20_link">[2]</text:span></text:a> <text:a xlink:type="simple" xlink:href="https://www.psacard.com/pop#:~:text=" text:style-name="Internet_20_link" text:visited-style-name="Visited_20_Internet_20_Link"><text:span text:style-name="Internet_20_link">[3]</text:span></text:a> <text:a xlink:type="simple" xlink:href="https://www.psacard.com/pop#:~:text=,Card%20Ladder" text:style-name="Internet_20_link" text:visited-style-name="Visited_20_Internet_20_Link"><text:span text:style-name="Internet_20_link">[4]</text:span></text:a> <text:a xlink:type="simple" xlink:href="https://www.psacard.com/pop#:~:text=PSA%20Population%20Report" text:style-name="Internet_20_link" text:visited-style-name="Visited_20_Internet_20_Link"><text:span text:style-name="Internet_20_link">[6]</text:span></text:a> PSA | Official Record of all Gradings</text:p>
      <text:p text:style-name="Text_20_body"><text:a xlink:type="simple" xlink:href="https://www.psacard.com/pop" text:style-name="Internet_20_link" text:visited-style-name="Visited_20_Internet_20_Link"><text:span text:style-name="Internet_20_link">https://www.psacard.com/pop</text:span></text:a></text:p>
      <text:p text:style-name="Text_20_body"><text:a xlink:type="simple" xlink:href="https://www.psacard.com/publicapi#:~:text=Display%20Certification%20Details%20in%20Your,Application" text:style-name="Internet_20_link" text:visited-style-name="Visited_20_Internet_20_Link"><text:span text:style-name="Internet_20_link">[5]</text:span></text:a> PSA Public API</text:p>
      <text:p text:style-name="Text_20_body"><text:a xlink:type="simple" xlink:href="https://www.psacard.com/publicapi" text:style-name="Internet_20_link" text:visited-style-name="Visited_20_Internet_20_Link"><text:span text:style-name="Internet_20_link">https://www.psacard.com/publicapi</text:span></text:a></text:p>
      <text:p text:style-name="Text_20_body"><text:a xlink:type="simple" xlink:href="https://www.blowoutforums.com/showthread.php?t=1345701#:~:text=Where%20to%20find%20BGS%20pop,to%20open%20up%20an%20account" text:style-name="Internet_20_link" text:visited-style-name="Visited_20_Internet_20_Link"><text:span text:style-name="Internet_20_link">[9]</text:span></text:a> Where to find BGS pop report? - Blowout Cards Forums</text:p>
      <text:p text:style-name="Text_20_body"><text:a xlink:type="simple" xlink:href="https://www.blowoutforums.com/showthread.php?t=1345701" text:style-name="Internet_20_link" text:visited-style-name="Visited_20_Internet_20_Link"><text:span text:style-name="Internet_20_link">https://www.blowoutforums.com/showthread.php?t=1345701</text:span></text:a></text:p>
      <text:p text:style-name="Text_20_body"><text:a xlink:type="simple" xlink:href="https://www.reddit.com/r/CardMarket/comments/1j5iz7z/cardmarket_grading_population_check/#:~:text=Cardmarket%20Grading%20%2F%20Population%20Check,lookup" text:style-name="Internet_20_link" text:visited-style-name="Visited_20_Internet_20_Link"><text:span text:style-name="Internet_20_link">[10]</text:span></text:a> Cardmarket Grading / Population Check - Reddit</text:p>
      <text:p text:style-name="Text_20_body"><text:a xlink:type="simple" xlink:href="https://www.reddit.com/r/CardMarket/comments/1j5iz7z/cardmarket_grading_population_check/" text:style-name="Internet_20_link" text:visited-style-name="Visited_20_Internet_20_Link"><text:span text:style-name="Internet_20_link">https://www.reddit.com/r/CardMarket/comments/1j5iz7z/cardmarket_grading_population_check/</text:span></text:a></text:p>
      <text:p text:style-name="Text_20_body"><text:a xlink:type="simple" xlink:href="https://blacklabelgrading.com/bgs-pop-reports/#:~:text=BECKETT%20POPULATION%20REPORTS%20%E2%80%93%20WHAT,is%20then%20split%20by%20grade" text:style-name="Internet_20_link" text:visited-style-name="Visited_20_Internet_20_Link"><text:span text:style-name="Internet_20_link">[11]</text:span></text:a> BECKETT POPULATION REPORTS – WHAT DO THEY MEAN?</text:p>
      <text:p text:style-name="Text_20_body"><text:a xlink:type="simple" xlink:href="https://blacklabelgrading.com/bgs-pop-reports/" text:style-name="Internet_20_link" text:visited-style-name="Visited_20_Internet_20_Link"><text:span text:style-name="Internet_20_link">https://blacklabelgrading.com/bgs-pop-reports/</text:span></text:a></text:p>
      <text:p text:style-name="Text_20_body"><text:a xlink:type="simple" xlink:href="https://www.beckett.com/grading/submit#:~:text=Beckett%20Grading%20If%20you%20have,9188" text:style-name="Internet_20_link" text:visited-style-name="Visited_20_Internet_20_Link"><text:span text:style-name="Internet_20_link">[12]</text:span></text:a> Beckett Grading</text:p>
      <text:p text:style-name="Text_20_body"><text:a xlink:type="simple" xlink:href="https://www.beckett.com/grading/submit" text:style-name="Internet_20_link" text:visited-style-name="Visited_20_Internet_20_Link"><text:span text:style-name="Internet_20_link">https://www.beckett.com/grading/submit</text:span></text:a></text:p>
      <text:p text:style-name="Text_20_body"><text:a xlink:type="simple" xlink:href="https://www.cardboardconnection.com/law-cards-beckett-comc-break-ends-lawsuit#:~:text=Law%20of%20Cards%3A%20Beckett%20and,Beckett%27s%20checklist%20and%20pricing%20data" text:style-name="Internet_20_link" text:visited-style-name="Visited_20_Internet_20_Link"><text:span text:style-name="Internet_20_link">[13]</text:span></text:a> Law of Cards: Beckett and COMC Breakup Ends in Lawsuit</text:p>
      <text:p text:style-name="Text_20_body"><text:a xlink:type="simple" xlink:href="https://www.cardboardconnection.com/law-cards-beckett-comc-break-ends-lawsuit" text:style-name="Internet_20_link" text:visited-style-name="Visited_20_Internet_20_Link"><text:span text:style-name="Internet_20_link">https://www.cardboardconnection.com/law-cards-beckett-comc-break-ends-lawsuit</text:span></text:a></text:p>
      <text:p text:style-name="Text_20_body"><text:a xlink:type="simple" xlink:href="https://www.gosgc.com/pop-report#:~:text=With%20over%2025%20years%20of,on%20the%20Pop%20Report" text:style-name="Internet_20_link" text:visited-style-name="Visited_20_Internet_20_Link"><text:span text:style-name="Internet_20_link">[14]</text:span></text:a> Pop Report - SGC Grading</text:p>
      <text:p text:style-name="Text_20_body"><text:a xlink:type="simple" xlink:href="https://www.gosgc.com/pop-report" text:style-name="Internet_20_link" text:visited-style-name="Visited_20_Internet_20_Link"><text:span text:style-name="Internet_20_link">https://www.gosgc.com/pop-report</text:span></text:a></text:p>
      <text:p text:style-name="Text_20_body"><text:a xlink:type="simple" xlink:href="https://www.facebook.com/groups/sportscardsnonsense/posts/1509661753351821/#:~:text=How%20do%20you%20see%20SGC,cert%20number%20in%20the%20space" text:style-name="Internet_20_link" text:visited-style-name="Visited_20_Internet_20_Link"><text:span text:style-name="Internet_20_link">[15]</text:span></text:a> How do you see SGC Cert pop of a card? - Facebook</text:p>
      <text:p text:style-name="Text_20_body"><text:a xlink:type="simple" xlink:href="https://www.facebook.com/groups/sportscardsnonsense/posts/1509661753351821/" text:style-name="Internet_20_link" text:visited-style-name="Visited_20_Internet_20_Link"><text:span text:style-name="Internet_20_link">https://www.facebook.com/groups/sportscardsnonsense/posts/1509661753351821/</text:span></text:a></text:p>
      <text:p text:style-name="Text_20_body"><text:a xlink:type="simple" xlink:href="https://www.gosgc.com/terms#:~:text=Terms%20%26%20Conditions%20,CONTACT%20US" text:style-name="Internet_20_link" text:visited-style-name="Visited_20_Internet_20_Link"><text:span text:style-name="Internet_20_link">[16]</text:span></text:a> Terms &amp; Conditions - SGC Grading</text:p>
      <text:p text:style-name="Text_20_body"><text:a xlink:type="simple" xlink:href="https://www.gosgc.com/terms" text:style-name="Internet_20_link" text:visited-style-name="Visited_20_Internet_20_Link"><text:span text:style-name="Internet_20_link">https://www.gosgc.com/terms</text:span></text:a></text:p>
      <text:p text:style-name="Text_20_body"><text:a xlink:type="simple" xlink:href="https://www.cgccards.com/about/help-center-faqs/about-cgc-cards/cgc-cards-merger/#:~:text=,CGC%20Trading%20Cards%20or%20CSG" text:style-name="Internet_20_link" text:visited-style-name="Visited_20_Internet_20_Link"><text:span text:style-name="Internet_20_link">[17]</text:span></text:a> <text:a xlink:type="simple" xlink:href="https://www.cgccards.com/about/help-center-faqs/about-cgc-cards/cgc-cards-merger/#:~:text=CSG%2C%20and%20they%20continue%20to,appear%20as%20Gem%20Mint%2010" text:style-name="Internet_20_link" text:visited-style-name="Visited_20_Internet_20_Link"><text:span text:style-name="Internet_20_link">[19]</text:span></text:a> About CGC Cards FAQs - CGC Cards Merger | CGC</text:p>
      <text:p text:style-name="Text_20_body"><text:a xlink:type="simple" xlink:href="https://www.cgccards.com/about/help-center-faqs/about-cgc-cards/cgc-cards-merger/" text:style-name="Internet_20_link" text:visited-style-name="Visited_20_Internet_20_Link"><text:span text:style-name="Internet_20_link">https://www.cgccards.com/about/help-center-faqs/about-cgc-cards/cgc-cards-merger/</text:span></text:a></text:p>
      <text:p text:style-name="Text_20_body"><text:a xlink:type="simple" xlink:href="https://www.cgccards.com/population-report/sports/#:~:text=The%20CGC%20Cards%20Population%20Report,that%20CGC%20Cards%20has%20graded" text:style-name="Internet_20_link" text:visited-style-name="Visited_20_Internet_20_Link"><text:span text:style-name="Internet_20_link">[18]</text:span></text:a> CGC Cards Population Report | CGC</text:p>
      <text:p text:style-name="Text_20_body"><text:a xlink:type="simple" xlink:href="https://www.cgccards.com/population-report/sports/" text:style-name="Internet_20_link" text:visited-style-name="Visited_20_Internet_20_Link"><text:span text:style-name="Internet_20_link">https://www.cgccards.com/population-report/sports/</text:span></text:a></text:p>
      <text:p text:style-name="Text_20_body"><text:a xlink:type="simple" xlink:href="https://www.cgccards.com/contact/#:~:text=Call%2C%20text%20or%20WhatsApp%20,email%20protected" text:style-name="Internet_20_link" text:visited-style-name="Visited_20_Internet_20_Link"><text:span text:style-name="Internet_20_link">[20]</text:span></text:a> <text:a xlink:type="simple" xlink:href="https://www.cgccards.com/contact/#:~:text=" text:style-name="Internet_20_link" text:visited-style-name="Visited_20_Internet_20_Link"><text:span text:style-name="Internet_20_link">[21]</text:span></text:a> Contact Us | CGC</text:p>
      <text:p text:style-name="Text_20_body"><text:a xlink:type="simple" xlink:href="https://www.cgccards.com/contact/" text:style-name="Internet_20_link" text:visited-style-name="Visited_20_Internet_20_Link"><text:span text:style-name="Internet_20_link">https://www.cgccards.com/contact/</text:span></text:a></text:p>
      <text:p text:style-name="Text_20_body"><text:a xlink:type="simple" xlink:href="https://www.sportscollectorsdaily.com/csg-cgc-merge-one-grading-company/#:~:text=CSG%2C%20CGC%20to%20Combine%20Into,July" text:style-name="Internet_20_link" text:visited-style-name="Visited_20_Internet_20_Link"><text:span text:style-name="Internet_20_link">[22]</text:span></text:a> CSG, CGC to Combine Into One Grading Entity in July</text:p>
      <text:p text:style-name="Text_20_body"><text:a xlink:type="simple" xlink:href="https://www.sportscollectorsdaily.com/csg-cgc-merge-one-grading-company/" text:style-name="Internet_20_link" text:visited-style-name="Visited_20_Internet_20_Link"><text:span text:style-name="Internet_20_link">https://www.sportscollectorsdaily.com/csg-cgc-merge-one-grading-company/</text:span></text:a></text:p>
      <text:p text:style-name="Text_20_body"><text:a xlink:type="simple" xlink:href="https://orders.hybridgrading.com/pop/2024-25#:~:text=Population%20Report%20,0%2C%200%2C%200%2C%200" text:style-name="Internet_20_link" text:visited-style-name="Visited_20_Internet_20_Link"><text:span text:style-name="Internet_20_link">[23]</text:span></text:a> Population Report - Hybrid Grading Approach</text:p>
      <text:p text:style-name="Text_20_body"><text:a xlink:type="simple" xlink:href="https://orders.hybridgrading.com/pop/2024-25" text:style-name="Internet_20_link" text:visited-style-name="Visited_20_Internet_20_Link"><text:span text:style-name="Internet_20_link">https://orders.hybridgrading.com/pop/2024-25</text:span></text:a></text:p>
      <text:p text:style-name="Text_20_body"><text:a xlink:type="simple" xlink:href="https://orders.hybridgrading.com/pop#:~:text=hga%20logo,1958%2C%201%2C%20250" text:style-name="Internet_20_link" text:visited-style-name="Visited_20_Internet_20_Link"><text:span text:style-name="Internet_20_link">[24]</text:span></text:a> Population Report - Hybrid Grading</text:p>
      <text:p text:style-name="Text_20_body"><text:a xlink:type="simple" xlink:href="https://orders.hybridgrading.com/pop" text:style-name="Internet_20_link" text:visited-style-name="Visited_20_Internet_20_Link"><text:span text:style-name="Internet_20_link">https://orders.hybridgrading.com/pop</text:span></text:a></text:p>
      <text:p text:style-name="Text_20_body"><text:a xlink:type="simple" xlink:href="https://hybridgrading.com/terms-and-conditions/#:~:text=Terms%20and%20Conditions%20,Only" text:style-name="Internet_20_link" text:visited-style-name="Visited_20_Internet_20_Link"><text:span text:style-name="Internet_20_link">[25]</text:span></text:a> Terms and Conditions - Hybrid Grading Approach</text:p>
      <text:p text:style-name="Text_20_body"><text:a xlink:type="simple" xlink:href="https://hybridgrading.com/terms-and-conditions/" text:style-name="Internet_20_link" text:visited-style-name="Visited_20_Internet_20_Link"><text:span text:style-name="Internet_20_link">https://hybridgrading.com/terms-and-conditions/</text:span></text:a></text:p>
      <text:p text:style-name="Text_20_body"><text:a xlink:type="simple" xlink:href="https://www.sportscardspro.com/api-documentation#:~:text=,32" text:style-name="Internet_20_link" text:visited-style-name="Visited_20_Internet_20_Link"><text:span text:style-name="Internet_20_link">[26]</text:span></text:a> <text:a xlink:type="simple" xlink:href="https://www.sportscardspro.com/api-documentation#:~:text=,Premium%20Features" text:style-name="Internet_20_link" text:visited-style-name="Visited_20_Internet_20_Link"><text:span text:style-name="Internet_20_link">[27]</text:span></text:a> <text:a xlink:type="simple" xlink:href="https://www.sportscardspro.com/api-documentation#:~:text=Prices%20API%20%26%20CSV%3A%20Description,of%20Keys" text:style-name="Internet_20_link" text:visited-style-name="Visited_20_Internet_20_Link"><text:span text:style-name="Internet_20_link">[28]</text:span></text:a> <text:a xlink:type="simple" xlink:href="https://www.sportscardspro.com/api-documentation#:~:text=id%20SportsCardsPro%20unique%20id%20for,selling%20to%20a%20customer%20if" text:style-name="Internet_20_link" text:visited-style-name="Visited_20_Internet_20_Link"><text:span text:style-name="Internet_20_link">[29]</text:span></text:a> <text:a xlink:type="simple" xlink:href="https://www.sportscardspro.com/api-documentation#:~:text=The%20API%20and%20CSV%20only,historic%20sales%20are%20not%20supported" text:style-name="Internet_20_link" text:visited-style-name="Visited_20_Internet_20_Link"><text:span text:style-name="Internet_20_link">[30]</text:span></text:a> <text:a xlink:type="simple" xlink:href="https://www.sportscardspro.com/api-documentation#:~:text=This%20document%20describes%20our%20API,with%20a%20downloaded%20CSV%20file" text:style-name="Internet_20_link" text:visited-style-name="Visited_20_Internet_20_Link"><text:span text:style-name="Internet_20_link">[31]</text:span></text:a> <text:a xlink:type="simple" xlink:href="https://www.sportscardspro.com/api-documentation#:~:text=Documentation%20for%20all%20SportsCardsPro%20APIs%2C,selling%20games%20on%20the%20Marketplace" text:style-name="Internet_20_link" text:visited-style-name="Visited_20_Internet_20_Link"><text:span text:style-name="Internet_20_link">[32]</text:span></text:a> <text:a xlink:type="simple" xlink:href="https://www.sportscardspro.com/api-documentation#:~:text=Product%3A%20" text:style-name="Internet_20_link" text:visited-style-name="Visited_20_Internet_20_Link"><text:span text:style-name="Internet_20_link">[33]</text:span></text:a> <text:a xlink:type="simple" xlink:href="https://www.sportscardspro.com/api-documentation#:~:text=Products%3A%20" text:style-name="Internet_20_link" text:visited-style-name="Visited_20_Internet_20_Link"><text:span text:style-name="Internet_20_link">[34]</text:span></text:a> <text:a xlink:type="simple" xlink:href="https://www.sportscardspro.com/api-documentation#:~:text=Description%20of%20the%20data%20contained,CSV%20column%20and%20API%20key" text:style-name="Internet_20_link" text:visited-style-name="Visited_20_Internet_20_Link"><text:span text:style-name="Internet_20_link">[35]</text:span></text:a> <text:a xlink:type="simple" xlink:href="https://www.sportscardspro.com/api-documentation#:~:text=games%20on%20the%20Marketplace" text:style-name="Internet_20_link" text:visited-style-name="Visited_20_Internet_20_Link"><text:span text:style-name="Internet_20_link">[36]</text:span></text:a> <text:a xlink:type="simple" xlink:href="https://www.sportscardspro.com/api-documentation#:~:text=SportsCardsPro%20offers%20CSV%20download%20files,link%20on%20any%20set%20page" text:style-name="Internet_20_link" text:visited-style-name="Visited_20_Internet_20_Link"><text:span text:style-name="Internet_20_link">[37]</text:span></text:a> <text:a xlink:type="simple" xlink:href="https://www.sportscardspro.com/api-documentation#:~:text=SportsCardsPro%20offers%20CSV%20download%20files,link%20on%20any%20set%20page" text:style-name="Internet_20_link" text:visited-style-name="Visited_20_Internet_20_Link"><text:span text:style-name="Internet_20_link">[38]</text:span></text:a> <text:a xlink:type="simple" xlink:href="https://www.sportscardspro.com/api-documentation#:~:text=CSV%20download%20feature%20is%20only,available%20to%20Legendary%20subscribers" text:style-name="Internet_20_link" text:visited-style-name="Visited_20_Internet_20_Link"><text:span text:style-name="Internet_20_link">[39]</text:span></text:a> <text:a xlink:type="simple" xlink:href="https://www.sportscardspro.com/api-documentation#:~:text=In%20addition%20to%20an%20API%2C,data%20points%20at%20one%20time" text:style-name="Internet_20_link" text:visited-style-name="Visited_20_Internet_20_Link"><text:span text:style-name="Internet_20_link">[40]</text:span></text:a> <text:a xlink:type="simple" xlink:href="https://www.sportscardspro.com/api-documentation#:~:text=API%27s%20are%20a%20premium%20tool,subscription%20to%20access%20the%20API" text:style-name="Internet_20_link" text:visited-style-name="Visited_20_Internet_20_Link"><text:span text:style-name="Internet_20_link">[41]</text:span></text:a> SportsCardsPro CSV Documentation | Download Sports Card Prices</text:p>
      <text:p text:style-name="Text_20_body"><text:a xlink:type="simple" xlink:href="https://www.sportscardspro.com/api-documentation" text:style-name="Internet_20_link" text:visited-style-name="Visited_20_Internet_20_Link"><text:span text:style-name="Internet_20_link">https://www.sportscardspro.com/api-documentation</text:span></text:a></text:p>
      <text:p text:style-name="Text_20_body"><text:a xlink:type="simple" xlink:href="https://www.sportscardspro.com/sportscardspro-premium?f=api#:~:text=%2449%20%2Fmonth" text:style-name="Internet_20_link" text:visited-style-name="Visited_20_Internet_20_Link"><text:span text:style-name="Internet_20_link">[42]</text:span></text:a> <text:a xlink:type="simple" xlink:href="https://www.sportscardspro.com/sportscardspro-premium?f=api#:~:text=" text:style-name="Internet_20_link" text:visited-style-name="Visited_20_Internet_20_Link"><text:span text:style-name="Internet_20_link">[43]</text:span></text:a> SportsCardsPro Premium: Extra Features for Card Collectors &amp; Retailers</text:p>
      <text:p text:style-name="Text_20_body"><text:a xlink:type="simple" xlink:href="https://www.sportscardspro.com/sportscardspro-premium?f=api" text:style-name="Internet_20_link" text:visited-style-name="Visited_20_Internet_20_Link"><text:span text:style-name="Internet_20_link">https://www.sportscardspro.com/sportscardspro-premium?f=api</text:span></text:a></text:p>
      <text:p text:style-name="Text_20_body"><text:a xlink:type="simple" xlink:href="https://www.sportscardspro.com/page/contact-us#:~:text=Sales%2C%20Feedback%2C%20Items%20Missing%20on,Site" text:style-name="Internet_20_link" text:visited-style-name="Visited_20_Internet_20_Link"><text:span text:style-name="Internet_20_link">[44]</text:span></text:a> Contact SportsCardsPro</text:p>
      <text:p text:style-name="Text_20_body"><text:a xlink:type="simple" xlink:href="https://www.sportscardspro.com/page/contact-us" text:style-name="Internet_20_link" text:visited-style-name="Visited_20_Internet_20_Link"><text:span text:style-name="Internet_20_link">https://www.sportscardspro.com/page/contact-us</text:span></text:a></text:p>
      <text:p text:style-name="Text_20_body"><text:a xlink:type="simple" xlink:href="https://ai.cardhedger.com/api-services#:~:text=30%2B" text:style-name="Internet_20_link" text:visited-style-name="Visited_20_Internet_20_Link"><text:span text:style-name="Internet_20_link">[45]</text:span></text:a> <text:a xlink:type="simple" xlink:href="https://ai.cardhedger.com/api-services#:~:text=Or%20email%20us%20directly%20at,com" text:style-name="Internet_20_link" text:visited-style-name="Visited_20_Internet_20_Link"><text:span text:style-name="Internet_20_link">[46]</text:span></text:a> <text:a xlink:type="simple" xlink:href="https://ai.cardhedger.com/api-services#:~:text=Advanced%20Search" text:style-name="Internet_20_link" text:visited-style-name="Visited_20_Internet_20_Link"><text:span text:style-name="Internet_20_link">[50]</text:span></text:a> <text:a xlink:type="simple" xlink:href="https://ai.cardhedger.com/api-services#:~:text=RESTful%20API" text:style-name="Internet_20_link" text:visited-style-name="Visited_20_Internet_20_Link"><text:span text:style-name="Internet_20_link">[53]</text:span></text:a> <text:a xlink:type="simple" xlink:href="https://ai.cardhedger.com/api-services#:~:text=Ready%20to%20Get%20Started%3F" text:style-name="Internet_20_link" text:visited-style-name="Visited_20_Internet_20_Link"><text:span text:style-name="Internet_20_link">[56]</text:span></text:a> <text:a xlink:type="simple" xlink:href="https://ai.cardhedger.com/api-services#:~:text=Send%20Message" text:style-name="Internet_20_link" text:visited-style-name="Visited_20_Internet_20_Link"><text:span text:style-name="Internet_20_link">[57]</text:span></text:a> <text:a xlink:type="simple" xlink:href="https://ai.cardhedger.com/api-services#:~:text=Real" text:style-name="Internet_20_link" text:visited-style-name="Visited_20_Internet_20_Link"><text:span text:style-name="Internet_20_link">[58]</text:span></text:a> API Services - Card Hedge AI | Developer &amp; Enterprise Solutions</text:p>
      <text:p text:style-name="Text_20_body"><text:a xlink:type="simple" xlink:href="https://ai.cardhedger.com/api-services" text:style-name="Internet_20_link" text:visited-style-name="Visited_20_Internet_20_Link"><text:span text:style-name="Internet_20_link">https://ai.cardhedger.com/api-services</text:span></text:a></text:p>
      <text:p text:style-name="Text_20_body"><text:a xlink:type="simple" xlink:href="https://ai.cardhedger.com/signup#:~:text=Our%20AI,help%20you%20make%20informed%20decisions" text:style-name="Internet_20_link" text:visited-style-name="Visited_20_Internet_20_Link"><text:span text:style-name="Internet_20_link">[47]</text:span></text:a> <text:a xlink:type="simple" xlink:href="https://ai.cardhedger.com/signup#:~:text=Real" text:style-name="Internet_20_link" text:visited-style-name="Visited_20_Internet_20_Link"><text:span text:style-name="Internet_20_link">[48]</text:span></text:a> <text:a xlink:type="simple" xlink:href="https://ai.cardhedger.com/signup#:~:text=%2F%2F%20Get%20card%20data" text:style-name="Internet_20_link" text:visited-style-name="Visited_20_Internet_20_Link"><text:span text:style-name="Internet_20_link">[49]</text:span></text:a> <text:a xlink:type="simple" xlink:href="https://ai.cardhedger.com/signup#:~:text=Production%20Ready" text:style-name="Internet_20_link" text:visited-style-name="Visited_20_Internet_20_Link"><text:span text:style-name="Internet_20_link">[51]</text:span></text:a> <text:a xlink:type="simple" xlink:href="https://ai.cardhedger.com/signup#:~:text=Ready%20to%20Start%20Building%3F" text:style-name="Internet_20_link" text:visited-style-name="Visited_20_Internet_20_Link"><text:span text:style-name="Internet_20_link">[52]</text:span></text:a> <text:a xlink:type="simple" xlink:href="https://ai.cardhedger.com/signup#:~:text=All%20Questions" text:style-name="Internet_20_link" text:visited-style-name="Visited_20_Internet_20_Link"><text:span text:style-name="Internet_20_link">[54]</text:span></text:a> <text:a xlink:type="simple" xlink:href="https://ai.cardhedger.com/signup#:~:text=Our%20AI%20analyzes%20over%2040,Auctions%2C%20and%20other%20major%20marketplaces" text:style-name="Internet_20_link" text:visited-style-name="Visited_20_Internet_20_Link"><text:span text:style-name="Internet_20_link">[55]</text:span></text:a> Sign Up - Card Hedge AI | Sports Cards &amp; Trading Cards Price Guide</text:p>
      <text:p text:style-name="Text_20_body"><text:a xlink:type="simple" xlink:href="https://ai.cardhedger.com/signup" text:style-name="Internet_20_link" text:visited-style-name="Visited_20_Internet_20_Link"><text:span text:style-name="Internet_20_link">https://ai.cardhedger.com/signup</text:span></text:a></text:p>
      <text:p text:style-name="Text_20_body"><text:a xlink:type="simple" xlink:href="https://marketmoversapp.com/faqs/#:~:text=FAQs%20,We%20process%20auction%20data" text:style-name="Internet_20_link" text:visited-style-name="Visited_20_Internet_20_Link"><text:span text:style-name="Internet_20_link">[59]</text:span></text:a> FAQs - Market Movers</text:p>
      <text:p text:style-name="Text_20_body"><text:a xlink:type="simple" xlink:href="https://marketmoversapp.com/faqs/" text:style-name="Internet_20_link" text:visited-style-name="Visited_20_Internet_20_Link"><text:span text:style-name="Internet_20_link">https://marketmoversapp.com/faqs/</text:span></text:a></text:p>
      <text:p text:style-name="Text_20_body"><text:a xlink:type="simple" xlink:href="https://zylalabs.com/api-marketplace/sports/sports+card+and+trading+card+api/2511#:~:text=The%20Sports%20Card%20And%20Trading,more%2C%20complete%20with%20extensive%20documentation" text:style-name="Internet_20_link" text:visited-style-name="Visited_20_Internet_20_Link"><text:span text:style-name="Internet_20_link">[60]</text:span></text:a> <text:a xlink:type="simple" xlink:href="https://zylalabs.com/api-marketplace/sports/sports+card+and+trading+card+api/2511#:~:text=The%20Prices%20by%20Card%20API,for%20a%20given%C2%A0card%20and%20grade" text:style-name="Internet_20_link" text:visited-style-name="Visited_20_Internet_20_Link"><text:span text:style-name="Internet_20_link">[61]</text:span></text:a> <text:a xlink:type="simple" xlink:href="https://zylalabs.com/api-marketplace/sports/sports+card+and+trading+card+api/2511#:~:text=Run%20in%20Postman" text:style-name="Internet_20_link" text:visited-style-name="Visited_20_Internet_20_Link"><text:span text:style-name="Internet_20_link">[62]</text:span></text:a> <text:a xlink:type="simple" xlink:href="https://zylalabs.com/api-marketplace/sports/sports+card+and+trading+card+api/2511#:~:text=,s3.amazonaws.com%2Fappforest_uf%2Ff1639165411328x934041168784070700%2FGiannis" text:style-name="Internet_20_link" text:visited-style-name="Visited_20_Internet_20_Link"><text:span text:style-name="Internet_20_link">[63]</text:span></text:a> <text:a xlink:type="simple" xlink:href="https://zylalabs.com/api-marketplace/sports/sports+card+and+trading+card+api/2511#:~:text=Get%20Card%20Prices" text:style-name="Internet_20_link" text:visited-style-name="Visited_20_Internet_20_Link"><text:span text:style-name="Internet_20_link">[64]</text:span></text:a> <text:a xlink:type="simple" xlink:href="https://zylalabs.com/api-marketplace/sports/sports+card+and+trading+card+api/2511#:~:text=10%22%2C%22card_id%22%3A%221586038977359x685970805780906000%22%2C%22price%22%3A%22222000.00%22%7D%20%2C%7B%22closing_date%22%3A%222023" text:style-name="Internet_20_link" text:visited-style-name="Visited_20_Internet_20_Link"><text:span text:style-name="Internet_20_link">[65]</text:span></text:a> <text:a xlink:type="simple" xlink:href="https://zylalabs.com/api-marketplace/sports/sports+card+and+trading+card+api/2511#:~:text=Object%20%20Description%20%60card_id%60%20,Card%20ID%20from%20Card%20Search" text:style-name="Internet_20_link" text:visited-style-name="Visited_20_Internet_20_Link"><text:span text:style-name="Internet_20_link">[66]</text:span></text:a> <text:a xlink:type="simple" xlink:href="https://zylalabs.com/api-marketplace/sports/sports+card+and+trading+card+api/2511#:~:text=if%20your%20plan%20allows%201%2C000,will%20indicate%20900%20remaining%20calls" text:style-name="Internet_20_link" text:visited-style-name="Visited_20_Internet_20_Link"><text:span text:style-name="Internet_20_link">[68]</text:span></text:a> Sports Card and Trading Card API | Zyla API Hub</text:p>
      <text:p text:style-name="Text_20_body"><text:a xlink:type="simple" xlink:href="https://zylalabs.com/api-marketplace/sports/sports+card+and+trading+card+api/2511" text:style-name="Internet_20_link" text:visited-style-name="Visited_20_Internet_20_Link"><text:span text:style-name="Internet_20_link">https://zylalabs.com/api-marketplace/sports/sports+card+and+trading+card+api/2511</text:span></text:a></text:p>
      <text:p text:style-name="Text_20_body"><text:a xlink:type="simple" xlink:href="https://zylalabs.com/api-marketplace/top-search/sports%20card%20and%20trading%20card%20api#:~:text=Best%20Sports%20card%20and%20trading,day" text:style-name="Internet_20_link" text:visited-style-name="Visited_20_Internet_20_Link"><text:span text:style-name="Internet_20_link">[67]</text:span></text:a> Best Sports card and trading card APIs - Zyla API Hub</text:p>
      <text:p text:style-name="Text_20_body"><text:a xlink:type="simple" xlink:href="https://zylalabs.com/api-marketplace/top-search/sports%20card%20and%20trading%20card%20api" text:style-name="Internet_20_link" text:visited-style-name="Visited_20_Internet_20_Link"><text:span text:style-name="Internet_20_link">https://zylalabs.com/api-marketplace/top-search/sports%20card%20and%20trading%20card%20api</text:span></text:a></text:p>
      <text:p text:style-name="Text_20_body"><text:a xlink:type="simple" xlink:href="https://forums.collectors.com/discussion/1045021/ebay-killing-api-access-for-sales-history-on-10-15#:~:text=eBay%20is%20killing%20the%20API%2C,eBay%20store%20to%20have%20that" text:style-name="Internet_20_link" text:visited-style-name="Visited_20_Internet_20_Link"><text:span text:style-name="Internet_20_link">[69]</text:span></text:a> eBay killing API Access for Sales History on 10/15</text:p>
      <text:p text:style-name="Text_20_body"><text:a xlink:type="simple" xlink:href="https://forums.collectors.com/discussion/1045021/ebay-killing-api-access-for-sales-history-on-10-15" text:style-name="Internet_20_link" text:visited-style-name="Visited_20_Internet_20_Link"><text:span text:style-name="Internet_20_link">https://forums.collectors.com/discussion/1045021/ebay-killing-api-access-for-sales-history-on-10-15</text:span></text:a></text:p>
      <text:p text:style-name="Text_20_body"><text:a xlink:type="simple" xlink:href="https://www.cbinsights.com/company/goldin-auctions#:~:text=Goldin%20,9th%20Avenue%20Suite%20A" text:style-name="Internet_20_link" text:visited-style-name="Visited_20_Internet_20_Link"><text:span text:style-name="Internet_20_link">[70]</text:span></text:a> Goldin - Products, Competitors, Financials, Employees ... - CB Insights</text:p>
      <text:p text:style-name="Text_20_body"><text:a xlink:type="simple" xlink:href="https://www.cbinsights.com/company/goldin-auctions" text:style-name="Internet_20_link" text:visited-style-name="Visited_20_Internet_20_Link"><text:span text:style-name="Internet_20_link">https://www.cbinsights.com/company/goldin-auctions</text:span></text:a></text:p>
      <text:p text:style-name="Text_20_body"><text:a xlink:type="simple" xlink:href="https://heritageauctionsexternal.developer.azure-api.net/#:~:text=Welcome%20to%20Heritage%20Auctions%20APIs%21" text:style-name="Internet_20_link" text:visited-style-name="Visited_20_Internet_20_Link"><text:span text:style-name="Internet_20_link">[71]</text:span></text:a> Home - Heritage Auctions API - developer portal</text:p>
      <text:p text:style-name="Text_20_body"><text:a xlink:type="simple" xlink:href="https://heritageauctionsexternal.developer.azure-api.net/" text:style-name="Internet_20_link" text:visited-style-name="Visited_20_Internet_20_Link"><text:span text:style-name="Internet_20_link">https://heritageauctionsexternal.developer.azure-api.net/</text:span></text:a></text:p>
      <text:p text:style-name="Text_20_body"><text:a xlink:type="simple" xlink:href="https://www.fanaticscollect.com/newsroom/pwcc-updates-sales-history-tool?srsltid=AfmBOopJpTPVAbYWlvQnkXohq6mPXV1Zg2uPr6yoCl0kX7xb09HQOB5C#:~:text=The%20PWCC%20Sales%20History%20tool,confident%20purchasing%20and%20selling%20decisions" text:style-name="Internet_20_link" text:visited-style-name="Visited_20_Internet_20_Link"><text:span text:style-name="Internet_20_link">[72]</text:span></text:a> PWCC updates Sales History tool - Fanatics Collect</text:p>
      <text:p text:style-name="Text_20_body"><text:a xlink:type="simple" xlink:href="https://www.fanaticscollect.com/newsroom/pwcc-updates-sales-history-tool?srsltid=AfmBOopJpTPVAbYWlvQnkXohq6mPXV1Zg2uPr6yoCl0kX7xb09HQOB5C" text:style-name="Internet_20_link" text:visited-style-name="Visited_20_Internet_20_Link"><text:span text:style-name="Internet_20_link">https://www.fanaticscollect.com/newsroom/pwcc-updates-sales-history-tool?srsltid=AfmBOopJpTPVAbYWlvQnkXohq6mPXV1Zg2uPr6yoCl0kX7xb09HQOB5C</text:span></text:a></text:p>
      <text:p text:style-name="Text_20_body"><text:a xlink:type="simple" xlink:href="https://sales-history.pwccmarketplace.com/?title=1966%20unitas#:~:text=history,grade%2C%20date%2C%20and%20sales%20price" text:style-name="Internet_20_link" text:visited-style-name="Visited_20_Internet_20_Link"><text:span text:style-name="Internet_20_link">[73]</text:span></text:a> Sold Items - Fanatics Collect Sales History</text:p>
      <text:p text:style-name="Text_20_body"><text:a xlink:type="simple" xlink:href="https://sales-history.pwccmarketplace.com/?title=1966%20unitas" text:style-name="Internet_20_link" text:visited-style-name="Visited_20_Internet_20_Link"><text:span text:style-name="Internet_20_link">https://sales-history.pwccmarketplace.com/?title=1966%20unitas</text:span></text:a><text:bookmark-end text:name="cit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loext:linked-style-name="Title_20_Char" style:class="chapter">
      <style:paragraph-properties fo:margin-top="0in" fo:margin-bottom="0.0555in" style:contextual-spacing="true" fo:line-height="100%" fo:text-align="center" style:justify-single-word="fals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Title" style:next-style-name="Text_20_body" loext:linked-style-name="Subtitle_20_Char" style:class="chapter">
      <style:text-properties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0555in" style:contextual-spacing="false" fo:line-height="108%"/>
      <style:text-properties fo:color="#365f91" loext:opacity="100%" style:font-name="Aptos Display" fo:font-family="'Aptos Display'"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language>en</dc:language>
    <meta:creation-date>2025-11-22T20:49:11</meta:creation-date>
    <dc:date>2025-11-22T14:55:10.024946969</dc:date>
    <meta:generator>LibreOffice/25.8.3.2$Linux_X86_64 LibreOffice_project/5ee70f9e60a556cf41458d71cbfa54885591385a</meta:generator>
    <meta:editing-duration>PT10M36S</meta:editing-duration>
    <meta:editing-cycles>1</meta:editing-cycles>
    <meta:document-statistic meta:table-count="3" meta:image-count="0" meta:object-count="0" meta:page-count="1" meta:paragraph-count="163" meta:word-count="2739" meta:character-count="19520" meta:non-whitespace-character-count="16933"/>
    <meta:user-defined meta:name="AppVersion">12.0000</meta:user-defined>
    <meta:user-defined meta:name="generator">ChatGPT Deep Research</meta:user-defined>
    <meta:template xlink:type="simple" xlink:actuate="onRequest" xlink:title="Normal.dotm" xlink:href=""/>
  </office:meta>
</office:document-meta>
</file>